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3" table:default-cell-style-name="ce1"/>
        <table:table-column table:style-name="co2" table:number-columns-repeated="35" table:default-cell-style-name="ce1"/>
        <table:table-column table:style-name="co3" table:default-cell-style-name="ce1"/>
        <table:table-column table:style-name="co2" table:number-columns-repeated="22" table:default-cell-style-name="ce1"/>
        <table:table-column table:style-name="co4" table:number-columns-repeated="21" table:default-cell-style-name="ce1"/>
        <table:table-column table:style-name="co1" table:default-cell-style-name="ce1"/>
        <table:table-column table:style-name="co4" table:number-columns-repeated="902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TEMMUZ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office:value-type="float" office:value="2029" table:style-name="ce1">
            <text:p>2029</text:p>
          </table:table-cell>
          <table:table-cell office:value-type="float" office:value="2030" table:style-name="ce1">
            <text:p>2030</text:p>
          </table:table-cell>
          <table:table-cell table:style-name="ce2"/>
          <table:table-cell table:number-columns-repeated="16263"/>
        </table:table-row>
        <table:table-row table:style-name="ro1"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table:number-columns-repeated="6" table:style-name="ce1"/>
          <table:table-cell office:value-type="float" office:value="2" table:style-name="ce4">
            <text:p>2,0</text:p>
          </table:table-cell>
          <table:table-cell office:value-type="float" office:value="7.5" table:style-name="ce4">
            <text:p>7,5</text:p>
          </table:table-cell>
          <table:table-cell table:number-columns-repeated="6" table:style-name="ce1"/>
          <table:table-cell office:value-type="float" office:value="3" table:style-name="ce4">
            <text:p>3,0</text:p>
          </table:table-cell>
          <table:table-cell table:number-columns-repeated="6"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11.1999999999971" table:style-name="ce4">
            <text:p>11,2</text:p>
          </table:table-cell>
          <table:table-cell table:number-columns-repeated="9"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2.3999999999978199" table:style-name="ce4">
            <text:p>2,4</text:p>
          </table:table-cell>
          <table:table-cell table:number-columns-repeated="8" table:style-name="ce4"/>
          <table:table-cell office:value-type="float" office:value="5.6999999999970896" table:style-name="ce4">
            <text:p>5,7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1.5" table:style-name="ce4">
            <text:p>1,5</text:p>
          </table:table-cell>
          <table:table-cell office:value-type="float" office:value="2.7000000000007298" table:style-name="ce4">
            <text:p>2,7</text:p>
          </table:table-cell>
          <table:table-cell table:number-columns-repeated="4" table:style-name="ce4"/>
          <table:table-cell office:value-type="float" office:value="3" table:style-name="ce4">
            <text:p>3,0</text:p>
          </table:table-cell>
          <table:table-cell table:number-columns-repeated="3" table:style-name="ce4"/>
          <table:table-cell office:value-type="float" office:value="30.700000000011599" table:style-name="ce4">
            <text:p>30,7</text:p>
          </table:table-cell>
          <table:table-cell table:number-columns-repeated="9" table:style-name="ce4"/>
          <table:table-cell office:value-type="float" office:value="1" table:style-name="ce4">
            <text:p>1,0</text:p>
          </table:table-cell>
          <table:table-cell table:number-columns-repeated="5" table:style-name="ce4"/>
          <table:table-cell table:number-columns-repeated="5" table:style-name="ce1"/>
          <table:table-cell office:value-type="float" office:value="4.3" table:style-name="ce3">
            <text:p>4,3</text:p>
          </table:table-cell>
          <table:table-cell table:number-columns-repeated="8" table:style-name="ce1"/>
          <table:table-cell office:value-type="float" office:value="13" table:style-name="ce5">
            <text:p>13,0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number-columns-repeated="5" table:style-name="ce1"/>
          <table:table-cell office:value-type="float" office:value="0.2" table:style-name="ce6">
            <text:p>0,2</text:p>
          </table:table-cell>
          <table:table-cell table:style-name="ce6"/>
          <table:table-cell table:number-columns-repeated="10" table:style-name="ce1"/>
          <table:table-cell office:value-type="float" office:value="1" table:style-name="ce3">
            <text:p>1</text:p>
          </table:table-cell>
          <table:table-cell table:number-columns-repeated="16263"/>
        </table:table-row>
        <table:table-row table:style-name="ro1">
          <table:table-cell office:value-type="float" office:value="2" table:style-name="ce3">
            <text:p>2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office:value-type="float" office:value="0.3" table:style-name="ce4">
            <text:p>0,3</text:p>
          </table:table-cell>
          <table:table-cell office:value-type="float" office:value="3.1" table:style-name="ce4">
            <text:p>3,1</text:p>
          </table:table-cell>
          <table:table-cell table:number-columns-repeated="5" table:style-name="ce1"/>
          <table:table-cell office:value-type="float" office:value="0.1" table:style-name="ce4">
            <text:p>0,1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11.6" table:style-name="ce4">
            <text:p>11,6</text:p>
          </table:table-cell>
          <table:table-cell table:number-columns-repeated="6" table:style-name="ce1"/>
          <table:table-cell office:value-type="float" office:value="11.5" table:style-name="ce4">
            <text:p>11,5</text:p>
          </table:table-cell>
          <table:table-cell table:number-columns-repeated="6" table:style-name="ce4"/>
          <table:table-cell office:value-type="float" office:value="2.7999999999992702" table:style-name="ce4">
            <text:p>2,8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10" table:style-name="ce4"/>
          <table:table-cell office:value-type="float" office:value="24.5" table:style-name="ce4">
            <text:p>24,5</text:p>
          </table:table-cell>
          <table:table-cell table:number-columns-repeated="3" table:style-name="ce4"/>
          <table:table-cell office:value-type="float" office:value="16.599999999976699" table:style-name="ce4">
            <text:p>16,6</text:p>
          </table:table-cell>
          <table:table-cell table:number-columns-repeated="2" table:style-name="ce4"/>
          <table:table-cell office:value-type="float" office:value="9.0999999999912706" table:style-name="ce4">
            <text:p>9,1</text:p>
          </table:table-cell>
          <table:table-cell office:value-type="float" office:value="0.5" table:style-name="ce4">
            <text:p>0,5</text:p>
          </table:table-cell>
          <table:table-cell table:number-columns-repeated="5" table:style-name="ce4"/>
          <table:table-cell office:value-type="float" office:value="12.100000000005799" table:style-name="ce4">
            <text:p>12,1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2.0999999999985399" table:style-name="ce3">
            <text:p>2,1</text:p>
          </table:table-cell>
          <table:table-cell table:style-name="ce1"/>
          <table:table-cell table:number-columns-repeated="3" table:style-name="ce4"/>
          <table:table-cell office:value-type="float" office:value="23.100000000005799" table:style-name="ce4">
            <text:p>23,1</text:p>
          </table:table-cell>
          <table:table-cell table:number-columns-repeated="3" table:style-name="ce4"/>
          <table:table-cell office:value-type="float" office:value="6" table:style-name="ce4">
            <text:p>6,0</text:p>
          </table:table-cell>
          <table:table-cell office:value-type="float" office:value="2.2999999999992702" table:style-name="ce4">
            <text:p>2,3</text:p>
          </table:table-cell>
          <table:table-cell table:number-columns-repeated="5" table:style-name="ce4"/>
          <table:table-cell table:style-name="ce1"/>
          <table:table-cell table:number-columns-repeated="3" table:style-name="ce4"/>
          <table:table-cell office:value-type="float" office:value="20.7" table:style-name="ce3">
            <text:p>20,7</text:p>
          </table:table-cell>
          <table:table-cell table:number-columns-repeated="4" table:style-name="ce4"/>
          <table:table-cell table:number-columns-repeated="5" table:style-name="ce1"/>
          <table:table-cell office:value-type="float" office:value="14" table:style-name="ce4">
            <text:p>14,0</text:p>
          </table:table-cell>
          <table:table-cell table:number-columns-repeated="3" table:style-name="ce1"/>
          <table:table-cell office:value-type="float" office:value="1.4" table:style-name="ce3">
            <text:p>1,4</text:p>
          </table:table-cell>
          <table:table-cell table:number-columns-repeated="12" table:style-name="ce1"/>
          <table:table-cell table:number-columns-repeated="2" table:style-name="ce6"/>
          <table:table-cell table:number-columns-repeated="10" table:style-name="ce1"/>
          <table:table-cell office:value-type="float" office:value="2" table:style-name="ce3">
            <text:p>2</text:p>
          </table:table-cell>
          <table:table-cell table:number-columns-repeated="16263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number-columns-repeated="11" table:style-name="ce1"/>
          <table:table-cell office:value-type="float" office:value="11.8" table:style-name="ce4">
            <text:p>11,8</text:p>
          </table:table-cell>
          <table:table-cell table:number-columns-repeated="6" table:style-name="ce1"/>
          <table:table-cell office:value-type="float" office:value="3" table:style-name="ce4">
            <text:p>3,0</text:p>
          </table:table-cell>
          <table:table-cell table:number-columns-repeated="3" table:style-name="ce4"/>
          <table:table-cell office:value-type="float" office:value="2.5999999999985399" table:style-name="ce4">
            <text:p>2,6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0.39999999999963598" table:style-name="ce4">
            <text:p>0,4</text:p>
          </table:table-cell>
          <table:table-cell table:number-columns-repeated="9" table:style-name="ce4"/>
          <table:table-cell office:value-type="float" office:value="0.39999999999963598" table:style-name="ce4">
            <text:p>0,4</text:p>
          </table:table-cell>
          <table:table-cell table:number-columns-repeated="7" table:style-name="ce4"/>
          <table:table-cell office:value-type="float" office:value="21.399999999994201" table:style-name="ce4">
            <text:p>21,4</text:p>
          </table:table-cell>
          <table:table-cell office:value-type="float" office:value="8.6999999999970896" table:style-name="ce4">
            <text:p>8,7</text:p>
          </table:table-cell>
          <table:table-cell table:style-name="ce4"/>
          <table:table-cell office:value-type="float" office:value="25.799999999988401" table:style-name="ce4">
            <text:p>25,8</text:p>
          </table:table-cell>
          <table:table-cell office:value-type="float" office:value="5" table:style-name="ce4">
            <text:p>5,0</text:p>
          </table:table-cell>
          <table:table-cell table:number-columns-repeated="8" table:style-name="ce4"/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71.5" table:style-name="ce4">
            <text:p>71,5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47.3" table:style-name="ce3">
            <text:p>47,3</text:p>
          </table:table-cell>
          <table:table-cell table:number-columns-repeated="3" table:style-name="ce4"/>
          <table:table-cell office:value-type="float" office:value="0.1" table:style-name="ce4">
            <text:p>0,1</text:p>
          </table:table-cell>
          <table:table-cell table:number-columns-repeated="7" table:style-name="ce4"/>
          <table:table-cell table:style-name="ce1"/>
          <table:table-cell office:value-type="float" office:value="7" table:style-name="ce4">
            <text:p>7,0</text:p>
          </table:table-cell>
          <table:table-cell table:style-name="ce4"/>
          <table:table-cell table:style-name="ce1"/>
          <table:table-cell office:value-type="float" office:value="12.3" table:style-name="ce3">
            <text:p>12,3</text:p>
          </table:table-cell>
          <table:table-cell table:number-columns-repeated="3" table:style-name="ce1"/>
          <table:table-cell office:value-type="float" office:value="2.4" table:style-name="ce3">
            <text:p>2,4</text:p>
          </table:table-cell>
          <table:table-cell table:number-columns-repeated="5" table:style-name="ce1"/>
          <table:table-cell office:value-type="float" office:value="0.3" table:style-name="ce1">
            <text:p>0,3</text:p>
          </table:table-cell>
          <table:table-cell table:number-columns-repeated="7" table:style-name="ce1"/>
          <table:table-cell table:number-columns-repeated="2" table:style-name="ce6"/>
          <table:table-cell office:value-type="float" office:value="0.2" table:style-name="ce1">
            <text:p>0,2</text:p>
          </table:table-cell>
          <table:table-cell table:number-columns-repeated="9" table:style-name="ce1"/>
          <table:table-cell office:value-type="float" office:value="3" table:style-name="ce3">
            <text:p>3</text:p>
          </table:table-cell>
          <table:table-cell table:number-columns-repeated="16263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repeated="5" table:style-name="ce1"/>
          <table:table-cell office:value-type="float" office:value="0.8" table:style-name="ce4">
            <text:p>0,8</text:p>
          </table:table-cell>
          <table:table-cell table:number-columns-repeated="8" table:style-name="ce1"/>
          <table:table-cell office:value-type="float" office:value="33.200000000000003" table:style-name="ce4">
            <text:p>33,2</text:p>
          </table:table-cell>
          <table:table-cell table:number-columns-repeated="7" table:style-name="ce1"/>
          <table:table-cell office:value-type="float" office:value="20" table:style-name="ce4">
            <text:p>20,0</text:p>
          </table:table-cell>
          <table:table-cell table:number-columns-repeated="2" table:style-name="ce4"/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1.6999999999971" table:style-name="ce4">
            <text:p>11,7</text:p>
          </table:table-cell>
          <table:table-cell table:number-columns-repeated="17" table:style-name="ce4"/>
          <table:table-cell office:value-type="float" office:value="9.1999999999970896" table:style-name="ce4">
            <text:p>9,2</text:p>
          </table:table-cell>
          <table:table-cell office:value-type="float" office:value="5.5" table:style-name="ce4">
            <text:p>5,5</text:p>
          </table:table-cell>
          <table:table-cell table:number-columns-repeated="2" table:style-name="ce4"/>
          <table:table-cell office:value-type="float" office:value="5.5999999999985501" table:style-name="ce4">
            <text:p>5,6</text:p>
          </table:table-cell>
          <table:table-cell table:number-columns-repeated="4" table:style-name="ce4"/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6.4000000000014596" table:style-name="ce4">
            <text:p>6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number-columns-repeated="5" table:style-name="ce4"/>
          <table:table-cell office:value-type="float" office:value="9.9" table:style-name="ce4">
            <text:p>9,9</text:p>
          </table:table-cell>
          <table:table-cell table:number-columns-repeated="5" table:style-name="ce4"/>
          <table:table-cell table:style-name="ce1"/>
          <table:table-cell office:value-type="float" office:value="21.9" table:style-name="ce4">
            <text:p>21,9</text:p>
          </table:table-cell>
          <table:table-cell table:style-name="ce4"/>
          <table:table-cell table:number-columns-repeated="5" table:style-name="ce1"/>
          <table:table-cell office:value-type="float" office:value="24.1" table:style-name="ce3">
            <text:p>24,1</text:p>
          </table:table-cell>
          <table:table-cell table:number-columns-repeated="8" table:style-name="ce1"/>
          <table:table-cell office:value-type="float" office:value="11.2" table:style-name="ce1">
            <text:p>11,2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float" office:value="0.2" table:style-name="ce5">
            <text:p>0,2</text:p>
          </table:table-cell>
          <table:table-cell table:style-name="ce1"/>
          <table:table-cell table:number-columns-repeated="2" table:style-name="ce6"/>
          <table:table-cell table:number-columns-repeated="10" table:style-name="ce1"/>
          <table:table-cell office:value-type="float" office:value="4" table:style-name="ce3">
            <text:p>4</text:p>
          </table:table-cell>
          <table:table-cell table:number-columns-repeated="16263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4.4000000000000004" table:style-name="ce4">
            <text:p>4,4</text:p>
          </table:table-cell>
          <table:table-cell table:number-columns-repeated="13" table:style-name="ce1"/>
          <table:table-cell office:value-type="float" office:value="6.5" table:style-name="ce4">
            <text:p>6,5</text:p>
          </table:table-cell>
          <table:table-cell table:number-columns-repeated="6" table:style-name="ce1"/>
          <table:table-cell office:value-type="float" office:value="12" table:style-name="ce4">
            <text:p>12,0</text:p>
          </table:table-cell>
          <table:table-cell table:number-columns-repeated="2" table:style-name="ce4"/>
          <table:table-cell office:value-type="float" office:value="33.799999999999997" table:style-name="ce4">
            <text:p>33,8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10.6999999999971" table:style-name="ce4">
            <text:p>10,7</text:p>
          </table:table-cell>
          <table:table-cell table:style-name="ce4"/>
          <table:table-cell office:value-type="float" office:value="13.799999999988399" table:style-name="ce4">
            <text:p>13,8</text:p>
          </table:table-cell>
          <table:table-cell table:number-columns-repeated="17" table:style-name="ce4"/>
          <table:table-cell office:value-type="float" office:value="7.6999999999970896" table:style-name="ce4">
            <text:p>7,7</text:p>
          </table:table-cell>
          <table:table-cell office:value-type="float" office:value="0.5" table:style-name="ce4">
            <text:p>0,5</text:p>
          </table:table-cell>
          <table:table-cell table:number-columns-repeated="7" table:style-name="ce4"/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0.30000000000018201" table:style-name="ce4">
            <text:p>0,3</text:p>
          </table:table-cell>
          <table:table-cell office:value-type="float" office:value="1.5" table:style-name="ce4">
            <text:p>1,5</text:p>
          </table:table-cell>
          <table:table-cell office:value-type="float" office:value="0.200000000000045" table:style-name="ce4">
            <text:p>0,2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4.8" table:style-name="ce4">
            <text:p>4,8</text:p>
          </table:table-cell>
          <table:table-cell table:number-columns-repeated="5"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4.9000000000000004" table:style-name="ce3">
            <text:p>4,9</text:p>
          </table:table-cell>
          <table:table-cell table:number-columns-repeated="4" table:style-name="ce1"/>
          <table:table-cell office:value-type="float" office:value="1.2" table:style-name="ce3">
            <text:p>1,2</text:p>
          </table:table-cell>
          <table:table-cell table:number-columns-repeated="3" table:style-name="ce1"/>
          <table:table-cell office:value-type="float" office:value="1" table:style-name="ce5">
            <text:p>1,0</text:p>
          </table:table-cell>
          <table:table-cell table:number-columns-repeated="3" table:style-name="ce1"/>
          <table:table-cell office:value-type="float" office:value="10.7" table:style-name="ce1">
            <text:p>10,7</text:p>
          </table:table-cell>
          <table:table-cell table:number-columns-repeated="2" table:style-name="ce1"/>
          <table:table-cell table:number-columns-repeated="2" table:style-name="ce6"/>
          <table:table-cell table:number-columns-repeated="10" table:style-name="ce1"/>
          <table:table-cell office:value-type="float" office:value="5" table:style-name="ce3">
            <text:p>5</text:p>
          </table:table-cell>
          <table:table-cell table:number-columns-repeated="1626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.8" table:style-name="ce4">
            <text:p>3,8</text:p>
          </table:table-cell>
          <table:table-cell table:number-columns-repeated="5" table:style-name="ce1"/>
          <table:table-cell office:value-type="float" office:value="25.4" table:style-name="ce4">
            <text:p>25,4</text:p>
          </table:table-cell>
          <table:table-cell table:number-columns-repeated="4" table:style-name="ce1"/>
          <table:table-cell office:value-type="float" office:value="3.9" table:style-name="ce4">
            <text:p>3,9</text:p>
          </table:table-cell>
          <table:table-cell table:number-columns-repeated="3" table:style-name="ce1"/>
          <table:table-cell office:value-type="float" office:value="13" table:style-name="ce4">
            <text:p>13,0</text:p>
          </table:table-cell>
          <table:table-cell table:number-columns-repeated="6" table:style-name="ce1"/>
          <table:table-cell table:number-columns-repeated="2" table:style-name="ce4"/>
          <table:table-cell office:value-type="float" office:value="11.299999999988399" table:style-name="ce4">
            <text:p>11,3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27.699999999982499" table:style-name="ce4">
            <text:p>27,7</text:p>
          </table:table-cell>
          <table:table-cell table:number-columns-repeated="2" table:style-name="ce4"/>
          <table:table-cell office:value-type="float" office:value="7.5999999999985501" table:style-name="ce4">
            <text:p>7,6</text:p>
          </table:table-cell>
          <table:table-cell table:number-columns-repeated="25" table:style-name="ce4"/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12.5" table:style-name="ce4">
            <text:p>12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28" table:style-name="ce4">
            <text:p>28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00.5" table:style-name="ce4">
            <text:p>100,5</text:p>
          </table:table-cell>
          <table:table-cell table:style-name="ce4"/>
          <table:table-cell office:value-type="float" office:value="1.8" table:style-name="ce4">
            <text:p>1,8</text:p>
          </table:table-cell>
          <table:table-cell table:style-name="ce4"/>
          <table:table-cell office:value-type="float" office:value="45" table:style-name="ce4">
            <text:p>45,0</text:p>
          </table:table-cell>
          <table:table-cell table:number-columns-repeated="5" table:style-name="ce4"/>
          <table:table-cell table:style-name="ce1"/>
          <table:table-cell table:number-columns-repeated="2" table:style-name="ce4"/>
          <table:table-cell table:number-columns-repeated="7" table:style-name="ce1"/>
          <table:table-cell office:value-type="float" office:value="2.7" table:style-name="ce3">
            <text:p>2,7</text:p>
          </table:table-cell>
          <table:table-cell table:number-columns-repeated="11" table:style-name="ce1"/>
          <table:table-cell table:number-columns-repeated="2" table:style-name="ce6"/>
          <table:table-cell office:value-type="float" office:value="7.6" table:style-name="ce1">
            <text:p>7,6</text:p>
          </table:table-cell>
          <table:table-cell table:number-columns-repeated="9" table:style-name="ce1"/>
          <table:table-cell office:value-type="float" office:value="6" table:style-name="ce3">
            <text:p>6</text:p>
          </table:table-cell>
          <table:table-cell table:number-columns-repeated="16263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3.4" table:style-name="ce4">
            <text:p>3,4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table:style-name="ce1"/>
          <table:table-cell office:value-type="float" office:value="9.3000000000000007" table:style-name="ce4">
            <text:p>9,3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4" table:style-name="ce1"/>
          <table:table-cell office:value-type="float" office:value="2.2000000000000002" table:style-name="ce4">
            <text:p>2,2</text:p>
          </table:table-cell>
          <table:table-cell table:number-columns-repeated="3" table:style-name="ce1"/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.1999999999989099" table:style-name="ce4">
            <text:p>1,2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5.5999999999985501" table:style-name="ce4">
            <text:p>5,6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table:number-columns-repeated="4" table:style-name="ce4"/>
          <table:table-cell office:value-type="float" office:value="9.9999999999908995E-2" table:style-name="ce4">
            <text:p>0,1</text:p>
          </table:table-cell>
          <table:table-cell table:number-columns-repeated="16"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number-columns-repeated="5" table:style-name="ce4"/>
          <table:table-cell office:value-type="float" office:value="14.3000000000029" table:style-name="ce4">
            <text:p>14,3</text:p>
          </table:table-cell>
          <table:table-cell office:value-type="float" office:value="16.100000000005799" table:style-name="ce4">
            <text:p>16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table:number-columns-repeated="7" table:style-name="ce4"/>
          <table:table-cell table:style-name="ce1"/>
          <table:table-cell table:number-columns-repeated="2" table:style-name="ce4"/>
          <table:table-cell table:number-columns-repeated="8" table:style-name="ce1"/>
          <table:table-cell office:value-type="float" office:value="0.1" table:style-name="ce3">
            <text:p>0,1</text:p>
          </table:table-cell>
          <table:table-cell table:number-columns-repeated="10" table:style-name="ce1"/>
          <table:table-cell table:number-columns-repeated="2" table:style-name="ce6"/>
          <table:table-cell office:value-type="float" office:value="5.8" table:style-name="ce1">
            <text:p>5,8</text:p>
          </table:table-cell>
          <table:table-cell table:number-columns-repeated="9" table:style-name="ce1"/>
          <table:table-cell office:value-type="float" office:value="7" table:style-name="ce3">
            <text:p>7</text:p>
          </table:table-cell>
          <table:table-cell table:number-columns-repeated="16263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41.7" table:style-name="ce4">
            <text:p>41,7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office:value-type="float" office:value="5.7" table:style-name="ce4">
            <text:p>5,7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7" table:style-name="ce1"/>
          <table:table-cell table:number-columns-repeated="10" table:style-name="ce4"/>
          <table:table-cell office:value-type="float" office:value="3.7999999999992702" table:style-name="ce4">
            <text:p>3,8</text:p>
          </table:table-cell>
          <table:table-cell table:number-columns-repeated="13" table:style-name="ce4"/>
          <table:table-cell office:value-type="float" office:value="0.29999999999972699" table:style-name="ce4">
            <text:p>0,3</text:p>
          </table:table-cell>
          <table:table-cell table:number-columns-repeated="11"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4.4000000000014596" table:style-name="ce4">
            <text:p>4,4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office:value-type="float" office:value="20.600000000005799" table:style-name="ce4">
            <text:p>20,6</text:p>
          </table:table-cell>
          <table:table-cell table:style-name="ce4"/>
          <table:table-cell office:value-type="float" office:value="5.79999999999563" table:style-name="ce4">
            <text:p>5,8</text:p>
          </table:table-cell>
          <table:table-cell table:style-name="ce4"/>
          <table:table-cell office:value-type="float" office:value="2.9" table:style-name="ce3">
            <text:p>2,9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office:value-type="float" office:value="2.4" table:style-name="ce3">
            <text:p>2,4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6" table:style-name="ce1">
            <text:p>6</text:p>
          </table:table-cell>
          <table:table-cell table:number-columns-repeated="8" table:style-name="ce1"/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5">
            <text:p>0,0</text:p>
          </table:table-cell>
          <table:table-cell office:value-type="float" office:value="0.7" table:style-name="ce1">
            <text:p>0,7</text:p>
          </table:table-cell>
          <table:table-cell table:number-columns-repeated="7" table:style-name="ce1"/>
          <table:table-cell office:value-type="float" office:value="8" table:style-name="ce3">
            <text:p>8</text:p>
          </table:table-cell>
          <table:table-cell table:number-columns-repeated="16263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11" table:style-name="ce1"/>
          <table:table-cell office:value-type="float" office:value="20" table:style-name="ce4">
            <text:p>20,0</text:p>
          </table:table-cell>
          <table:table-cell table:number-columns-repeated="6" table:style-name="ce1"/>
          <table:table-cell office:value-type="float" office:value="17.7" table:style-name="ce4">
            <text:p>17,7</text:p>
          </table:table-cell>
          <table:table-cell office:value-type="float" office:value="31.5" table:style-name="ce4">
            <text:p>31,5</text:p>
          </table:table-cell>
          <table:table-cell office:value-type="float" office:value="4.5" table:style-name="ce4">
            <text:p>4,5</text:p>
          </table:table-cell>
          <table:table-cell table:number-columns-repeated="14" table:style-name="ce4"/>
          <table:table-cell office:value-type="float" office:value="17.5" table:style-name="ce4">
            <text:p>17,5</text:p>
          </table:table-cell>
          <table:table-cell table:style-name="ce4"/>
          <table:table-cell table:style-name="ce1"/>
          <table:table-cell table:number-columns-repeated="5" table:style-name="ce4"/>
          <table:table-cell office:value-type="float" office:value="5.3999999999941801" table:style-name="ce4">
            <text:p>5,4</text:p>
          </table:table-cell>
          <table:table-cell table:number-columns-repeated="11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3.5999999999985399" table:style-name="ce4">
            <text:p>3,6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6.299999999988401" table:style-name="ce4">
            <text:p>16,3</text:p>
          </table:table-cell>
          <table:table-cell table:number-columns-repeated="8" table:style-name="ce4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1.4" table:style-name="ce3">
            <text:p>1,4</text:p>
          </table:table-cell>
          <table:table-cell table:number-columns-repeated="2" table:style-name="ce4"/>
          <table:table-cell office:value-type="float" office:value="67.5" table:style-name="ce4">
            <text:p>67,5</text:p>
          </table:table-cell>
          <table:table-cell table:style-name="ce4"/>
          <table:table-cell table:style-name="ce1"/>
          <table:table-cell office:value-type="float" office:value="8.5" table:style-name="ce4">
            <text:p>8,5</text:p>
          </table:table-cell>
          <table:table-cell table:style-name="ce4"/>
          <table:table-cell table:number-columns-repeated="2" table:style-name="ce1"/>
          <table:table-cell office:value-type="float" office:value="0.1" table:style-name="ce3">
            <text:p>0,1</text:p>
          </table:table-cell>
          <table:table-cell table:number-columns-repeated="6" table:style-name="ce1"/>
          <table:table-cell office:value-type="float" office:value="0.1" table:style-name="ce3">
            <text:p>0,1</text:p>
          </table:table-cell>
          <table:table-cell office:value-type="float" office:value="22.1" table:style-name="ce1">
            <text:p>22,1</text:p>
          </table:table-cell>
          <table:table-cell table:number-columns-repeated="8" table:style-name="ce1"/>
          <table:table-cell table:number-columns-repeated="2" table:style-name="ce6"/>
          <table:table-cell office:value-type="float" office:value="0.2" table:style-name="ce1">
            <text:p>0,2</text:p>
          </table:table-cell>
          <table:table-cell table:style-name="ce5"/>
          <table:table-cell office:value-type="float" office:value="0.3" table:style-name="ce1">
            <text:p>0,3</text:p>
          </table:table-cell>
          <table:table-cell table:number-columns-repeated="7" table:style-name="ce1"/>
          <table:table-cell office:value-type="float" office:value="9" table:style-name="ce3">
            <text:p>9</text:p>
          </table:table-cell>
          <table:table-cell table:number-columns-repeated="16263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8" table:style-name="ce1"/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10" table:style-name="ce1"/>
          <table:table-cell office:value-type="float" office:value="14.7" table:style-name="ce4">
            <text:p>14,7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2.1999999999970901" table:style-name="ce4">
            <text:p>2,2</text:p>
          </table:table-cell>
          <table:table-cell table:number-columns-repeated="7" table:style-name="ce4"/>
          <table:table-cell office:value-type="float" office:value="4.1999999999970896" table:style-name="ce4">
            <text:p>4,2</text:p>
          </table:table-cell>
          <table:table-cell table:number-columns-repeated="3" table:style-name="ce4"/>
          <table:table-cell table:style-name="ce1"/>
          <table:table-cell table:style-name="ce4"/>
          <table:table-cell office:value-type="float" office:value="11.599999999991301" table:style-name="ce4">
            <text:p>11,6</text:p>
          </table:table-cell>
          <table:table-cell table:number-columns-repeated="2" table:style-name="ce4"/>
          <table:table-cell table:style-name="ce1"/>
          <table:table-cell table:number-columns-repeated="7" table:style-name="ce4"/>
          <table:table-cell office:value-type="float" office:value="0.19999999999981799" table:style-name="ce4">
            <text:p>0,2</text:p>
          </table:table-cell>
          <table:table-cell table:number-columns-repeated="10" table:style-name="ce4"/>
          <table:table-cell office:value-type="float" office:value="0" table:style-name="ce4">
            <text:p>0,0</text:p>
          </table:table-cell>
          <table:table-cell office:value-type="float" office:value="22.299999999988401" table:style-name="ce4">
            <text:p>22,3</text:p>
          </table:table-cell>
          <table:table-cell table:number-columns-repeated="2" table:style-name="ce4"/>
          <table:table-cell office:value-type="float" office:value="8.6000000000058208" table:style-name="ce4">
            <text:p>8,6</text:p>
          </table:table-cell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number-columns-repeated="8" table:style-name="ce4"/>
          <table:table-cell office:value-type="float" office:value="2.6" table:style-name="ce3">
            <text:p>2,6</text:p>
          </table:table-cell>
          <table:table-cell table:number-columns-repeated="6" table:style-name="ce4"/>
          <table:table-cell office:value-type="float" office:value="20" table:style-name="ce4">
            <text:p>20,0</text:p>
          </table:table-cell>
          <table:table-cell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16.2" table:style-name="ce1">
            <text:p>16,2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5" table:style-name="ce1"/>
          <table:table-cell table:number-columns-repeated="2" table:style-name="ce6"/>
          <table:table-cell office:value-type="float" office:value="0.1" table:style-name="ce1">
            <text:p>0,1</text:p>
          </table:table-cell>
          <table:table-cell office:value-type="float" office:value="36.5" table:style-name="ce5">
            <text:p>36,5</text:p>
          </table:table-cell>
          <table:table-cell office:value-type="float" office:value="3.8" table:style-name="ce1">
            <text:p>3,8</text:p>
          </table:table-cell>
          <table:table-cell table:number-columns-repeated="7" table:style-name="ce1"/>
          <table:table-cell office:value-type="float" office:value="10" table:style-name="ce3">
            <text:p>10</text:p>
          </table:table-cell>
          <table:table-cell table:number-columns-repeated="16263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9" table:style-name="ce1"/>
          <table:table-cell office:value-type="float" office:value="0.2" table:style-name="ce4">
            <text:p>0,2</text:p>
          </table:table-cell>
          <table:table-cell table:number-columns-repeated="9" table:style-name="ce1"/>
          <table:table-cell table:style-name="ce4"/>
          <table:table-cell office:value-type="float" office:value="0.5" table:style-name="ce4">
            <text:p>0,5</text:p>
          </table:table-cell>
          <table:table-cell table:number-columns-repeated="13" table:style-name="ce4"/>
          <table:table-cell office:value-type="float" office:value="59" table:style-name="ce4">
            <text:p>59,0</text:p>
          </table:table-cell>
          <table:table-cell table:style-name="ce1"/>
          <table:table-cell table:style-name="ce4"/>
          <table:table-cell table:style-name="ce1"/>
          <table:table-cell table:number-columns-repeated="7" table:style-name="ce4"/>
          <table:table-cell office:value-type="float" office:value="0.19999999999981799" table:style-name="ce4">
            <text:p>0,2</text:p>
          </table:table-cell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6.8000000000029104" table:style-name="ce4">
            <text:p>6,8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80000000000018201" table:style-name="ce4">
            <text:p>0,8</text:p>
          </table:table-cell>
          <table:table-cell table:number-columns-repeated="8" table:style-name="ce4"/>
          <table:table-cell office:value-type="float" office:value="7.5" table:style-name="ce3">
            <text:p>7,5</text:p>
          </table:table-cell>
          <table:table-cell table:number-columns-repeated="8" table:style-name="ce4"/>
          <table:table-cell table:style-name="ce1"/>
          <table:table-cell table:number-columns-repeated="2" table:style-name="ce4"/>
          <table:table-cell table:number-columns-repeated="19" table:style-name="ce1"/>
          <table:table-cell office:value-type="float" office:value="5.8" table:style-name="ce6">
            <text:p>5,8</text:p>
          </table:table-cell>
          <table:table-cell table:style-name="ce6"/>
          <table:table-cell table:style-name="ce1"/>
          <table:table-cell office:value-type="float" office:value="16.8" table:style-name="ce5">
            <text:p>16,8</text:p>
          </table:table-cell>
          <table:table-cell table:number-columns-repeated="8" table:style-name="ce1"/>
          <table:table-cell office:value-type="float" office:value="11" table:style-name="ce3">
            <text:p>11</text:p>
          </table:table-cell>
          <table:table-cell table:number-columns-repeated="16263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2" table:style-name="ce1"/>
          <table:table-cell office:value-type="float" office:value="45.5" table:style-name="ce4">
            <text:p>45,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7.4" table:style-name="ce4">
            <text:p>7,4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number-columns-repeated="2" table:style-name="ce1"/>
          <table:table-cell office:value-type="float" office:value="11" table:style-name="ce4">
            <text:p>11,0</text:p>
          </table:table-cell>
          <table:table-cell table:number-columns-repeated="8" table:style-name="ce1"/>
          <table:table-cell office:value-type="float" office:value="0.79999999999927196" table:style-name="ce4">
            <text:p>0,8</text:p>
          </table:table-cell>
          <table:table-cell office:value-type="float" office:value="17.399999999994201" table:style-name="ce4">
            <text:p>17,4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table:number-columns-repeated="5" table:style-name="ce4"/>
          <table:table-cell office:value-type="float" office:value="11.799999999988399" table:style-name="ce4">
            <text:p>11,8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3.5" table:style-name="ce3">
            <text:p>3,5</text:p>
          </table:table-cell>
          <table:table-cell table:style-name="ce1"/>
          <table:table-cell table:number-columns-repeated="6" table:style-name="ce4"/>
          <table:table-cell office:value-type="float" office:value="0.39999999999963598" table:style-name="ce4">
            <text:p>0,4</text:p>
          </table:table-cell>
          <table:table-cell table:number-columns-repeated="7" table:style-name="ce4"/>
          <table:table-cell office:value-type="float" office:value="15.5" table:style-name="ce4">
            <text:p>15,5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0.1" table:style-name="ce3">
            <text:p>0,1</text:p>
          </table:table-cell>
          <table:table-cell table:number-columns-repeated="6"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1.4" table:style-name="ce3">
            <text:p>1,4</text:p>
          </table:table-cell>
          <table:table-cell table:number-columns-repeated="2" table:style-name="ce4"/>
          <table:table-cell table:number-columns-repeated="5" table:style-name="ce1"/>
          <table:table-cell office:value-type="float" office:value="0" table:style-name="ce4">
            <text:p>0,0</text:p>
          </table:table-cell>
          <table:table-cell table:number-columns-repeated="8" table:style-name="ce1"/>
          <table:table-cell office:value-type="float" office:value="1.2" table:style-name="ce1">
            <text:p>1,2</text:p>
          </table:table-cell>
          <table:table-cell table:number-columns-repeated="4" table:style-name="ce1"/>
          <table:table-cell office:value-type="float" office:value="22.9" table:style-name="ce6">
            <text:p>22,9</text:p>
          </table:table-cell>
          <table:table-cell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12" table:style-name="ce3">
            <text:p>12</text:p>
          </table:table-cell>
          <table:table-cell table:number-columns-repeated="16263"/>
        </table:table-row>
        <table:table-row table:style-name="ro1"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0.9" table:style-name="ce4">
            <text:p>0,9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1.7" table:style-name="ce4">
            <text:p>1,7</text:p>
          </table:table-cell>
          <table:table-cell office:value-type="float" office:value="3.4" table:style-name="ce4">
            <text:p>3,4</text:p>
          </table:table-cell>
          <table:table-cell table:number-columns-repeated="4" table:style-name="ce1"/>
          <table:table-cell office:value-type="float" office:value="30.9" table:style-name="ce4">
            <text:p>30,9</text:p>
          </table:table-cell>
          <table:table-cell table:style-name="ce1"/>
          <table:table-cell office:value-type="float" office:value="8.3000000000000007" table:style-name="ce4">
            <text:p>8,3</text:p>
          </table:table-cell>
          <table:table-cell table:style-name="ce1"/>
          <table:table-cell office:value-type="float" office:value="3.8" table:style-name="ce4">
            <text:p>3,8</text:p>
          </table:table-cell>
          <table:table-cell table:number-columns-repeated="4" table:style-name="ce1"/>
          <table:table-cell table:number-columns-repeated="10" table:style-name="ce4"/>
          <table:table-cell office:value-type="float" office:value="17.599999999976699" table:style-name="ce4">
            <text:p>17,6</text:p>
          </table:table-cell>
          <table:table-cell table:number-columns-repeated="4" table:style-name="ce4"/>
          <table:table-cell office:value-type="float" office:value="14.5" table:style-name="ce4">
            <text:p>14,5</text:p>
          </table:table-cell>
          <table:table-cell table:number-columns-repeated="2" table:style-name="ce4"/>
          <table:table-cell table:style-name="ce1"/>
          <table:table-cell table:number-columns-repeated="6" table:style-name="ce4"/>
          <table:table-cell office:value-type="float" office:value="0.5" table:style-name="ce4">
            <text:p>0,5</text:p>
          </table:table-cell>
          <table:table-cell table:number-columns-repeated="5" table:style-name="ce4"/>
          <table:table-cell office:value-type="float" office:value="2.0999999999985399" table:style-name="ce4">
            <text:p>2,1</text:p>
          </table:table-cell>
          <table:table-cell table:number-columns-repeated="22" table:style-name="ce4"/>
          <table:table-cell table:style-name="ce1"/>
          <table:table-cell table:number-columns-repeated="4" table:style-name="ce4"/>
          <table:table-cell office:value-type="float" office:value="3.5" table:style-name="ce3">
            <text:p>3,5</text:p>
          </table:table-cell>
          <table:table-cell table:number-columns-repeated="3" table:style-name="ce4"/>
          <table:table-cell office:value-type="float" office:value="0.4" table:style-name="ce3">
            <text:p>0,4</text:p>
          </table:table-cell>
          <table:table-cell table:number-columns-repeated="2" table:style-name="ce4"/>
          <table:table-cell table:number-columns-repeated="4" table:style-name="ce1"/>
          <table:table-cell office:value-type="float" office:value="22.4" table:style-name="ce3">
            <text:p>22,4</text:p>
          </table:table-cell>
          <table:table-cell table:number-columns-repeated="2" table:style-name="ce1"/>
          <table:table-cell office:value-type="float" office:value="9.1999999999999993" table:style-name="ce3">
            <text:p>9,2</text:p>
          </table:table-cell>
          <table:table-cell table:style-name="ce1"/>
          <table:table-cell office:value-type="float" office:value="16.600000000000001" table:style-name="ce3">
            <text:p>16,6</text:p>
          </table:table-cell>
          <table:table-cell table:number-columns-repeated="9" table:style-name="ce1"/>
          <table:table-cell table:style-name="ce6"/>
          <table:table-cell office:value-type="float" office:value="0.1" table:style-name="ce6">
            <text:p>0,1</text:p>
          </table:table-cell>
          <table:table-cell table:style-name="ce1"/>
          <table:table-cell table:style-name="ce5"/>
          <table:table-cell table:number-columns-repeated="8" table:style-name="ce1"/>
          <table:table-cell office:value-type="float" office:value="13" table:style-name="ce3">
            <text:p>13</text:p>
          </table:table-cell>
          <table:table-cell table:number-columns-repeated="16263"/>
        </table:table-row>
        <table:table-row table:style-name="ro1">
          <table:table-cell office:value-type="float" office:value="14" table:style-name="ce3">
            <text:p>14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7" table:style-name="ce1"/>
          <table:table-cell office:value-type="float" office:value="0.4" table:style-name="ce4">
            <text:p>0,4</text:p>
          </table:table-cell>
          <table:table-cell table:number-columns-repeated="6" table:style-name="ce1"/>
          <table:table-cell office:value-type="float" office:value="0.3" table:style-name="ce4">
            <text:p>0,3</text:p>
          </table:table-cell>
          <table:table-cell table:number-columns-repeated="4" table:style-name="ce1"/>
          <table:table-cell table:number-columns-repeated="10" table:style-name="ce4"/>
          <table:table-cell office:value-type="float" office:value="1.5" table:style-name="ce4">
            <text:p>1,5</text:p>
          </table:table-cell>
          <table:table-cell office:value-type="float" office:value="5.8999999999941801" table:style-name="ce4">
            <text:p>5,9</text:p>
          </table:table-cell>
          <table:table-cell table:style-name="ce4"/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table:style-name="ce4"/>
          <table:table-cell table:style-name="ce1"/>
          <table:table-cell table:number-columns-repeated="13" table:style-name="ce4"/>
          <table:table-cell office:value-type="float" office:value="9.6999999999970896" table:style-name="ce4">
            <text:p>9,7</text:p>
          </table:table-cell>
          <table:table-cell table:number-columns-repeated="16" table:style-name="ce4"/>
          <table:table-cell office:value-type="float" office:value="1" table:style-name="ce4">
            <text:p>1,0</text:p>
          </table:table-cell>
          <table:table-cell table:number-columns-repeated="5" table:style-name="ce4"/>
          <table:table-cell table:style-name="ce1"/>
          <table:table-cell table:number-columns-repeated="4" table:style-name="ce4"/>
          <table:table-cell office:value-type="float" office:value="1" table:style-name="ce4">
            <text:p>1,0</text:p>
          </table:table-cell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3.9" table:style-name="ce3">
            <text:p>3,9</text:p>
          </table:table-cell>
          <table:table-cell table:number-columns-repeated="2" table:style-name="ce4"/>
          <table:table-cell table:number-columns-repeated="17" table:style-name="ce1"/>
          <table:table-cell office:value-type="float" office:value="3.6" table:style-name="ce1">
            <text:p>3,6</text:p>
          </table:table-cell>
          <table:table-cell table:style-name="ce1"/>
          <table:table-cell table:style-name="ce6"/>
          <table:table-cell office:value-type="float" office:value="0.2" table:style-name="ce6">
            <text:p>0,2</text:p>
          </table:table-cell>
          <table:table-cell table:style-name="ce1"/>
          <table:table-cell table:style-name="ce5"/>
          <table:table-cell table:number-columns-repeated="8" table:style-name="ce1"/>
          <table:table-cell office:value-type="float" office:value="14" table:style-name="ce3">
            <text:p>14</text:p>
          </table:table-cell>
          <table:table-cell table:number-columns-repeated="16263"/>
        </table:table-row>
        <table:table-row table:style-name="ro1">
          <table:table-cell office:value-type="float" office:value="15" table:style-name="ce3">
            <text:p>15</text:p>
          </table:table-cell>
          <table:table-cell table:style-name="ce1"/>
          <table:table-cell office:value-type="float" office:value="1.9" table:style-name="ce4">
            <text:p>1,9</text:p>
          </table:table-cell>
          <table:table-cell office:value-type="float" office:value="0.1" table:style-name="ce4">
            <text:p>0,1</text:p>
          </table:table-cell>
          <table:table-cell office:value-type="float" office:value="0.2" table:style-name="ce4">
            <text:p>0,2</text:p>
          </table:table-cell>
          <table:table-cell table:number-columns-repeated="18" table:style-name="ce1"/>
          <table:table-cell table:number-columns-repeated="3" table:style-name="ce4"/>
          <table:table-cell office:value-type="float" office:value="3.3999999999978199" table:style-name="ce4">
            <text:p>3,4</text:p>
          </table:table-cell>
          <table:table-cell office:value-type="float" office:value="3.7999999999992702" table:style-name="ce4">
            <text:p>3,8</text:p>
          </table:table-cell>
          <table:table-cell table:number-columns-repeated="6" table:style-name="ce4"/>
          <table:table-cell office:value-type="float" office:value="27" table:style-name="ce4">
            <text:p>27,0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3" table:style-name="ce4"/>
          <table:table-cell office:value-type="float" office:value="3.8999999999978199" table:style-name="ce3">
            <text:p>3,9</text:p>
          </table:table-cell>
          <table:table-cell table:number-columns-repeated="2" table:style-name="ce4"/>
          <table:table-cell office:value-type="float" office:value="4.0999999999985501" table:style-name="ce4">
            <text:p>4,1</text:p>
          </table:table-cell>
          <table:table-cell table:number-columns-repeated="15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7" table:style-name="ce4"/>
          <table:table-cell office:value-type="float" office:value="0" table:style-name="ce4">
            <text:p>0,0</text:p>
          </table:table-cell>
          <table:table-cell table:number-columns-repeated="9" table:style-name="ce4"/>
          <table:table-cell office:value-type="float" office:value="2.5" table:style-name="ce3">
            <text:p>2,5</text:p>
          </table:table-cell>
          <table:table-cell table:style-name="ce4"/>
          <table:table-cell office:value-type="float" office:value="6.7" table:style-name="ce3">
            <text:p>6,7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0" table:style-name="ce4">
            <text:p>0,0</text:p>
          </table:table-cell>
          <table:table-cell table:number-columns-repeated="4" table:style-name="ce1"/>
          <table:table-cell office:value-type="float" office:value="19.8" table:style-name="ce3">
            <text:p>19,8</text:p>
          </table:table-cell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1.3" table:style-name="ce1">
            <text:p>1,3</text:p>
          </table:table-cell>
          <table:table-cell office:value-type="float" office:value="0.5" table:style-name="ce1">
            <text:p>0,5</text:p>
          </table:table-cell>
          <table:table-cell table:number-columns-repeated="4" table:style-name="ce1"/>
          <table:table-cell office:value-type="float" office:value="4.5" table:style-name="ce6">
            <text:p>4,5</text:p>
          </table:table-cell>
          <table:table-cell table:style-name="ce6"/>
          <table:table-cell table:style-name="ce1"/>
          <table:table-cell table:style-name="ce5"/>
          <table:table-cell office:value-type="float" office:value="0.1" table:style-name="ce1">
            <text:p>0,1</text:p>
          </table:table-cell>
          <table:table-cell table:number-columns-repeated="7" table:style-name="ce1"/>
          <table:table-cell office:value-type="float" office:value="15" table:style-name="ce3">
            <text:p>15</text:p>
          </table:table-cell>
          <table:table-cell table:number-columns-repeated="16263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7" table:style-name="ce1"/>
          <table:table-cell office:value-type="float" office:value="1.7" table:style-name="ce4">
            <text:p>1,7</text:p>
          </table:table-cell>
          <table:table-cell table:number-columns-repeated="14" table:style-name="ce1"/>
          <table:table-cell table:number-columns-repeated="17" table:style-name="ce4"/>
          <table:table-cell table:style-name="ce1"/>
          <table:table-cell table:number-columns-repeated="19" table:style-name="ce4"/>
          <table:table-cell office:value-type="float" office:value="0.100000000000023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table:number-columns-repeated="9" table:style-name="ce4"/>
          <table:table-cell office:value-type="float" office:value="0.200000000000045" table:style-name="ce4">
            <text:p>0,2</text:p>
          </table:table-cell>
          <table:table-cell table:number-columns-repeated="14" table:style-name="ce4"/>
          <table:table-cell office:value-type="float" office:value="20.7" table:style-name="ce3">
            <text:p>20,7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table:number-columns-repeated="4" table:style-name="ce1"/>
          <table:table-cell office:value-type="float" office:value="3.4" table:style-name="ce3">
            <text:p>3,4</text:p>
          </table:table-cell>
          <table:table-cell table:number-columns-repeated="3" table:style-name="ce1"/>
          <table:table-cell office:value-type="float" office:value="9.4" table:style-name="ce3">
            <text:p>9,4</text:p>
          </table:table-cell>
          <table:table-cell table:number-columns-repeated="4" table:style-name="ce1"/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6.5" table:style-name="ce6">
            <text:p>6,5</text:p>
          </table:table-cell>
          <table:table-cell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16" table:style-name="ce3">
            <text:p>16</text:p>
          </table:table-cell>
          <table:table-cell table:number-columns-repeated="16263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2" table:style-name="ce1"/>
          <table:table-cell office:value-type="float" office:value="1.3" table:style-name="ce4">
            <text:p>1,3</text:p>
          </table:table-cell>
          <table:table-cell table:number-columns-repeated="4" table:style-name="ce1"/>
          <table:table-cell office:value-type="float" office:value="3.7" table:style-name="ce4">
            <text:p>3,7</text:p>
          </table:table-cell>
          <table:table-cell table:number-columns-repeated="14" table:style-name="ce1"/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number-columns-repeated="20" table:style-name="ce4"/>
          <table:table-cell office:value-type="float" office:value="5.29999999999563" table:style-name="ce4">
            <text:p>5,3</text:p>
          </table:table-cell>
          <table:table-cell table:number-columns-repeated="8" table:style-name="ce4"/>
          <table:table-cell office:value-type="float" office:value="0.60000000000036402" table:style-name="ce4">
            <text:p>0,6</text:p>
          </table:table-cell>
          <table:table-cell table:number-columns-repeated="3" table:style-name="ce4"/>
          <table:table-cell office:value-type="float" office:value="1.10000000000036" table:style-name="ce4">
            <text:p>1,1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13.600000000005799" table:style-name="ce4">
            <text:p>13,6</text:p>
          </table:table-cell>
          <table:table-cell office:value-type="float" office:value="0.1" table:style-name="ce4">
            <text:p>0,1</text:p>
          </table:table-cell>
          <table:table-cell table:number-columns-repeated="13" table:style-name="ce4"/>
          <table:table-cell office:value-type="float" office:value="5.3" table:style-name="ce3">
            <text:p>5,3</text:p>
          </table:table-cell>
          <table:table-cell table:number-columns-repeated="2" table:style-name="ce4"/>
          <table:table-cell table:number-columns-repeated="13" table:style-name="ce1"/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15.5" table:style-name="ce1">
            <text:p>15,5</text:p>
          </table:table-cell>
          <table:table-cell table:style-name="ce1"/>
          <table:table-cell table:number-columns-repeated="2"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17" table:style-name="ce3">
            <text:p>17</text:p>
          </table:table-cell>
          <table:table-cell table:number-columns-repeated="1626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5.2" table:style-name="ce4">
            <text:p>5,2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2.6" table:style-name="ce4">
            <text:p>2,6</text:p>
          </table:table-cell>
          <table:table-cell table:number-columns-repeated="6" table:style-name="ce1"/>
          <table:table-cell office:value-type="float" office:value="6" table:style-name="ce4">
            <text:p>6,0</text:p>
          </table:table-cell>
          <table:table-cell table:number-columns-repeated="4" table:style-name="ce1"/>
          <table:table-cell office:value-type="float" office:value="2.5" table:style-name="ce4">
            <text:p>2,5</text:p>
          </table:table-cell>
          <table:table-cell table:number-columns-repeated="2" table:style-name="ce1"/>
          <table:table-cell table:number-columns-repeated="14" table:style-name="ce4"/>
          <table:table-cell office:value-type="float" office:value="0.29999999999972699" table:style-name="ce4">
            <text:p>0,3</text:p>
          </table:table-cell>
          <table:table-cell table:number-columns-repeated="7" table:style-name="ce4"/>
          <table:table-cell office:value-type="float" office:value="6" table:style-name="ce4">
            <text:p>6,0</text:p>
          </table:table-cell>
          <table:table-cell table:number-columns-repeated="7" table:style-name="ce4"/>
          <table:table-cell office:value-type="float" office:value="2.2000000000007298" table:style-name="ce4">
            <text:p>2,2</text:p>
          </table:table-cell>
          <table:table-cell table:number-columns-repeated="11" table:style-name="ce4"/>
          <table:table-cell office:value-type="float" office:value="4.3000000000029104" table:style-name="ce4">
            <text:p>4,3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table:number-columns-repeated="13" table:style-name="ce4"/>
          <table:table-cell table:style-name="ce1"/>
          <table:table-cell table:number-columns-repeated="2" table:style-name="ce4"/>
          <table:table-cell table:number-columns-repeated="17" table:style-name="ce1"/>
          <table:table-cell office:value-type="float" office:value="72.599999999999994" table:style-name="ce1">
            <text:p>72,6</text:p>
          </table:table-cell>
          <table:table-cell table:style-name="ce1"/>
          <table:table-cell table:number-columns-repeated="2"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18" table:style-name="ce3">
            <text:p>18</text:p>
          </table:table-cell>
          <table:table-cell table:number-columns-repeated="16263"/>
        </table:table-row>
        <table:table-row table:style-name="ro1">
          <table:table-cell office:value-type="float" office:value="19" table:style-name="ce3">
            <text:p>19</text:p>
          </table:table-cell>
          <table:table-cell table:style-name="ce1"/>
          <table:table-cell office:value-type="float" office:value="1.7" table:style-name="ce4">
            <text:p>1,7</text:p>
          </table:table-cell>
          <table:table-cell office:value-type="float" office:value="9.1999999999999993" table:style-name="ce4">
            <text:p>9,2</text:p>
          </table:table-cell>
          <table:table-cell table:number-columns-repeated="6" table:style-name="ce1"/>
          <table:table-cell office:value-type="float" office:value="0.1" table:style-name="ce4">
            <text:p>0,1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7" table:style-name="ce1"/>
          <table:table-cell table:number-columns-repeated="14" table:style-name="ce4"/>
          <table:table-cell office:value-type="float" office:value="0.19999999999981799" table:style-name="ce4">
            <text:p>0,2</text:p>
          </table:table-cell>
          <table:table-cell table:number-columns-repeated="7" table:style-name="ce4"/>
          <table:table-cell office:value-type="float" office:value="0.69999999999981799" table:style-name="ce4">
            <text:p>0,7</text:p>
          </table:table-cell>
          <table:table-cell table:number-columns-repeated="16" table:style-name="ce4"/>
          <table:table-cell office:value-type="float" office:value="0.100000000000023" table:style-name="ce4">
            <text:p>0,1</text:p>
          </table:table-cell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table:style-name="ce1"/>
          <table:table-cell table:number-columns-repeated="3" table:style-name="ce4"/>
          <table:table-cell office:value-type="float" office:value="6.4" table:style-name="ce3">
            <text:p>6,4</text:p>
          </table:table-cell>
          <table:table-cell table:number-columns-repeated="4" table:style-name="ce4"/>
          <table:table-cell table:style-name="ce1"/>
          <table:table-cell table:number-columns-repeated="3" table:style-name="ce4"/>
          <table:table-cell table:number-columns-repeated="13" table:style-name="ce1"/>
          <table:table-cell office:value-type="float" office:value="67.3" table:style-name="ce1">
            <text:p>67,3</text:p>
          </table:table-cell>
          <table:table-cell table:number-columns-repeated="3" table:style-name="ce1"/>
          <table:table-cell office:value-type="float" office:value="111.4" table:style-name="ce1">
            <text:p>111,4</text:p>
          </table:table-cell>
          <table:table-cell table:number-columns-repeated="2"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19" table:style-name="ce3">
            <text:p>19</text:p>
          </table:table-cell>
          <table:table-cell table:number-columns-repeated="16263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12" table:style-name="ce1"/>
          <table:table-cell office:value-type="float" office:value="46" table:style-name="ce4">
            <text:p>46,0</text:p>
          </table:table-cell>
          <table:table-cell table:number-columns-repeated="5" table:style-name="ce1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9.5" table:style-name="ce4">
            <text:p>9,5</text:p>
          </table:table-cell>
          <table:table-cell table:number-columns-repeated="10" table:style-name="ce4"/>
          <table:table-cell office:value-type="float" office:value="6.0999999999985501" table:style-name="ce4">
            <text:p>6,1</text:p>
          </table:table-cell>
          <table:table-cell table:style-name="ce4"/>
          <table:table-cell office:value-type="float" office:value="165.79999999981399" table:style-name="ce4">
            <text:p>165,8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7" table:style-name="ce4"/>
          <table:table-cell office:value-type="float" office:value="3.6999999999970901" table:style-name="ce4">
            <text:p>3,7</text:p>
          </table:table-cell>
          <table:table-cell table:number-columns-repeated="4" table:style-name="ce4"/>
          <table:table-cell office:value-type="float" office:value="2.4000000000014601" table:style-name="ce4">
            <text:p>2,4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9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table:style-name="ce1"/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4" table:style-name="ce4"/>
          <table:table-cell table:style-name="ce1"/>
          <table:table-cell table:number-columns-repeated="3" table:style-name="ce4"/>
          <table:table-cell table:number-columns-repeated="9" table:style-name="ce1"/>
          <table:table-cell office:value-type="float" office:value="1.4" table:style-name="ce1">
            <text:p>1,4</text:p>
          </table:table-cell>
          <table:table-cell table:number-columns-repeated="5" table:style-name="ce1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21.5" table:style-name="ce1">
            <text:p>21,5</text:p>
          </table:table-cell>
          <table:table-cell table:number-columns-repeated="2"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20" table:style-name="ce3">
            <text:p>20</text:p>
          </table:table-cell>
          <table:table-cell table:number-columns-repeated="16263"/>
        </table:table-row>
        <table:table-row table:style-name="ro1">
          <table:table-cell office:value-type="float" office:value="21" table:style-name="ce3">
            <text:p>21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number-columns-repeated="8" table:style-name="ce1"/>
          <table:table-cell office:value-type="float" office:value="1.2" table:style-name="ce4">
            <text:p>1,2</text:p>
          </table:table-cell>
          <table:table-cell table:number-columns-repeated="10" table:style-name="ce1"/>
          <table:table-cell table:number-columns-repeated="4" table:style-name="ce4"/>
          <table:table-cell office:value-type="float" office:value="14.8" table:style-name="ce4">
            <text:p>14,8</text:p>
          </table:table-cell>
          <table:table-cell table:number-columns-repeated="6" table:style-name="ce4"/>
          <table:table-cell office:value-type="float" office:value="32.899999999965097" table:style-name="ce4">
            <text:p>32,9</text:p>
          </table:table-cell>
          <table:table-cell table:number-columns-repeated="6" table:style-name="ce4"/>
          <table:table-cell office:value-type="float" office:value="0.39999999999963598" table:style-name="ce4">
            <text:p>0,4</text:p>
          </table:table-cell>
          <table:table-cell table:number-columns-repeated="21" table:style-name="ce4"/>
          <table:table-cell office:value-type="float" office:value="9.5" table:style-name="ce4">
            <text:p>9,5</text:p>
          </table:table-cell>
          <table:table-cell table:number-columns-repeated="7" table:style-name="ce4"/>
          <table:table-cell office:value-type="float" office:value="0" table:style-name="ce4">
            <text:p>0,0</text:p>
          </table:table-cell>
          <table:table-cell office:value-type="float" office:value="5.6" table:style-name="ce4">
            <text:p>5,6</text:p>
          </table:table-cell>
          <table:table-cell table:number-columns-repeated="4" table:style-name="ce4"/>
          <table:table-cell table:style-name="ce1"/>
          <table:table-cell table:style-name="ce4"/>
          <table:table-cell office:value-type="float" office:value="0.4" table:style-name="ce3">
            <text:p>0,4</text:p>
          </table:table-cell>
          <table:table-cell table:number-columns-repeated="4" table:style-name="ce4"/>
          <table:table-cell office:value-type="float" office:value="0.9" table:style-name="ce4">
            <text:p>0,9</text:p>
          </table:table-cell>
          <table:table-cell table:style-name="ce4"/>
          <table:table-cell table:style-name="ce1"/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9" table:style-name="ce1"/>
          <table:table-cell office:value-type="float" office:value="26.6" table:style-name="ce1">
            <text:p>26,6</text:p>
          </table:table-cell>
          <table:table-cell office:value-type="float" office:value="0.4" table:style-name="ce1">
            <text:p>0,4</text:p>
          </table:table-cell>
          <table:table-cell table:number-columns-repeated="6" table:style-name="ce1"/>
          <table:table-cell office:value-type="float" office:value="2.5" table:style-name="ce1">
            <text:p>2,5</text:p>
          </table:table-cell>
          <table:table-cell table:number-columns-repeated="2"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21" table:style-name="ce3">
            <text:p>21</text:p>
          </table:table-cell>
          <table:table-cell table:number-columns-repeated="16263"/>
        </table:table-row>
        <table:table-row table:style-name="ro1">
          <table:table-cell office:value-type="float" office:value="22" table:style-name="ce3">
            <text:p>22</text:p>
          </table:table-cell>
          <table:table-cell table:number-columns-repeated="11" table:style-name="ce1"/>
          <table:table-cell office:value-type="float" office:value="18.8" table:style-name="ce4">
            <text:p>18,8</text:p>
          </table:table-cell>
          <table:table-cell table:number-columns-repeated="9" table:style-name="ce1"/>
          <table:table-cell office:value-type="float" office:value="7.2" table:style-name="ce4">
            <text:p>7,2</text:p>
          </table:table-cell>
          <table:table-cell table:number-columns-repeated="6" table:style-name="ce4"/>
          <table:table-cell office:value-type="float" office:value="2.6999999999970901" table:style-name="ce4">
            <text:p>2,7</text:p>
          </table:table-cell>
          <table:table-cell table:number-columns-repeated="15" table:style-name="ce4"/>
          <table:table-cell office:value-type="float" office:value="0.59999999999945397" table:style-name="ce4">
            <text:p>0,6</text:p>
          </table:table-cell>
          <table:table-cell table:number-columns-repeated="13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4.0999999999985501" table:style-name="ce4">
            <text:p>4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table:style-name="ce1"/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6.5" table:style-name="ce4">
            <text:p>6,5</text:p>
          </table:table-cell>
          <table:table-cell table:number-columns-repeated="17" table:style-name="ce1"/>
          <table:table-cell office:value-type="float" office:value="1.2" table:style-name="ce1">
            <text:p>1,2</text:p>
          </table:table-cell>
          <table:table-cell table:number-columns-repeated="2"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22" table:style-name="ce3">
            <text:p>22</text:p>
          </table:table-cell>
          <table:table-cell table:number-columns-repeated="16263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14" table:style-name="ce1"/>
          <table:table-cell office:value-type="float" office:value="6" table:style-name="ce4">
            <text:p>6,0</text:p>
          </table:table-cell>
          <table:table-cell table:number-columns-repeated="6" table:style-name="ce1"/>
          <table:table-cell office:value-type="float" office:value="0.3" table:style-name="ce4">
            <text:p>0,3</text:p>
          </table:table-cell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number-columns-repeated="12" table:style-name="ce4"/>
          <table:table-cell office:value-type="float" office:value="0.5" table:style-name="ce4">
            <text:p>0,5</text:p>
          </table:table-cell>
          <table:table-cell table:number-columns-repeated="15" table:style-name="ce4"/>
          <table:table-cell office:value-type="float" office:value="0" table:style-name="ce4">
            <text:p>0,0</text:p>
          </table:table-cell>
          <table:table-cell table:number-columns-repeated="8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8" table:style-name="ce1"/>
          <table:table-cell office:value-type="float" office:value="1" table:style-name="ce1">
            <text:p>1</text:p>
          </table:table-cell>
          <table:table-cell table:number-columns-repeated="2"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23" table:style-name="ce3">
            <text:p>23</text:p>
          </table:table-cell>
          <table:table-cell table:number-columns-repeated="1626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number-columns-repeated="15" table:style-name="ce1"/>
          <table:table-cell table:number-columns-repeated="2" table:style-name="ce4"/>
          <table:table-cell office:value-type="float" office:value="17.299999999988401" table:style-name="ce4">
            <text:p>17,3</text:p>
          </table:table-cell>
          <table:table-cell table:number-columns-repeated="15" table:style-name="ce4"/>
          <table:table-cell office:value-type="float" office:value="12.5" table:style-name="ce4">
            <text:p>12,5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office:value-type="float" office:value="2.1999999999970901" table:style-name="ce4">
            <text:p>2,2</text:p>
          </table:table-cell>
          <table:table-cell table:number-columns-repeated="16" table:style-name="ce4"/>
          <table:table-cell office:value-type="float" office:value="23.700000000011599" table:style-name="ce4">
            <text:p>23,7</text:p>
          </table:table-cell>
          <table:table-cell table:style-name="ce4"/>
          <table:table-cell office:value-type="float" office:value="0.200000000000045" table:style-name="ce7">
            <text:p>0,2</text:p>
          </table:table-cell>
          <table:table-cell table:number-columns-repeated="11" table:style-name="ce4"/>
          <table:table-cell table:style-name="ce1"/>
          <table:table-cell table:number-columns-repeated="3" table:style-name="ce4"/>
          <table:table-cell office:value-type="float" office:value="2" table:style-name="ce4">
            <text:p>2,0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8" table:style-name="ce1"/>
          <table:table-cell office:value-type="float" office:value="39.6" table:style-name="ce1">
            <text:p>39,6</text:p>
          </table:table-cell>
          <table:table-cell office:value-type="float" office:value="0.5" table:style-name="ce6">
            <text:p>0,5</text:p>
          </table:table-cell>
          <table:table-cell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24" table:style-name="ce3">
            <text:p>24</text:p>
          </table:table-cell>
          <table:table-cell table:number-columns-repeated="1626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3.8" table:style-name="ce4">
            <text:p>13,8</text:p>
          </table:table-cell>
          <table:table-cell table:number-columns-repeated="18" table:style-name="ce1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1"/>
          <table:table-cell table:number-columns-repeated="2" table:style-name="ce4"/>
          <table:table-cell office:value-type="float" office:value="48.899999999965097" table:style-name="ce4">
            <text:p>48,9</text:p>
          </table:table-cell>
          <table:table-cell table:number-columns-repeated="7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table:number-columns-repeated="25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1.5" table:style-name="ce4">
            <text:p>11,5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.8999999999941801" table:style-name="ce4">
            <text:p>4,9</text:p>
          </table:table-cell>
          <table:table-cell table:number-columns-repeated="7" table:style-name="ce4"/>
          <table:table-cell office:value-type="float" office:value="0.2" table:style-name="ce3">
            <text:p>0,2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5" table:style-name="ce1"/>
          <table:table-cell office:value-type="float" office:value="3.4" table:style-name="ce3">
            <text:p>3,4</text:p>
          </table:table-cell>
          <table:table-cell table:number-columns-repeated="12" table:style-name="ce1"/>
          <table:table-cell office:value-type="float" office:value="23.3" table:style-name="ce1">
            <text:p>23,3</text:p>
          </table:table-cell>
          <table:table-cell office:value-type="float" office:value="14.5" table:style-name="ce6">
            <text:p>14,5</text:p>
          </table:table-cell>
          <table:table-cell table:style-name="ce6"/>
          <table:table-cell office:value-type="float" office:value="1.8" table:style-name="ce1">
            <text:p>1,8</text:p>
          </table:table-cell>
          <table:table-cell table:style-name="ce5"/>
          <table:table-cell table:number-columns-repeated="8" table:style-name="ce1"/>
          <table:table-cell office:value-type="float" office:value="25" table:style-name="ce3">
            <text:p>25</text:p>
          </table:table-cell>
          <table:table-cell table:number-columns-repeated="1626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.6" table:style-name="ce4">
            <text:p>0,6</text:p>
          </table:table-cell>
          <table:table-cell office:value-type="float" office:value="8.6999999999999993" table:style-name="ce4">
            <text:p>8,7</text:p>
          </table:table-cell>
          <table:table-cell table:number-columns-repeated="15"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22.5" table:style-name="ce4">
            <text:p>22,5</text:p>
          </table:table-cell>
          <table:table-cell table:number-columns-repeated="27" table:style-name="ce4"/>
          <table:table-cell office:value-type="float" office:value="4.3000000000029104" table:style-name="ce4">
            <text:p>4,3</text:p>
          </table:table-cell>
          <table:table-cell table:number-columns-repeated="4" table:style-name="ce4"/>
          <table:table-cell office:value-type="float" office:value="13.5" table:style-name="ce4">
            <text:p>13,5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number-columns-repeated="2" table:style-name="ce4"/>
          <table:table-cell office:value-type="float" office:value="5.5999999999985501" table:style-name="ce4">
            <text:p>5,6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9" table:style-name="ce4"/>
          <table:table-cell table:style-name="ce1"/>
          <table:table-cell table:number-columns-repeated="4" table:style-name="ce4"/>
          <table:table-cell office:value-type="float" office:value="33.6" table:style-name="ce3">
            <text:p>33,6</text:p>
          </table:table-cell>
          <table:table-cell table:number-columns-repeated="2" table:style-name="ce4"/>
          <table:table-cell table:number-columns-repeated="8" table:style-name="ce1"/>
          <table:table-cell office:value-type="float" office:value="1.5" table:style-name="ce3">
            <text:p>1,5</text:p>
          </table:table-cell>
          <table:table-cell office:value-type="float" office:value="0.1" table:style-name="ce3">
            <text:p>0,1</text:p>
          </table:table-cell>
          <table:table-cell office:value-type="float" office:value="3.9" table:style-name="ce1">
            <text:p>3,9</text:p>
          </table:table-cell>
          <table:table-cell table:number-columns-repeated="7" table:style-name="ce1"/>
          <table:table-cell office:value-type="float" office:value="0.5" table:style-name="ce1">
            <text:p>0,5</text:p>
          </table:table-cell>
          <table:table-cell office:value-type="float" office:value="0.4" table:style-name="ce6">
            <text:p>0,4</text:p>
          </table:table-cell>
          <table:table-cell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26" table:style-name="ce3">
            <text:p>26</text:p>
          </table:table-cell>
          <table:table-cell table:number-columns-repeated="1626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.2" table:style-name="ce4">
            <text:p>1,2</text:p>
          </table:table-cell>
          <table:table-cell office:value-type="float" office:value="6.3" table:style-name="ce4">
            <text:p>6,3</text:p>
          </table:table-cell>
          <table:table-cell office:value-type="float" office:value="0.3" table:style-name="ce4">
            <text:p>0,3</text:p>
          </table:table-cell>
          <table:table-cell table:number-columns-repeated="4" table:style-name="ce1"/>
          <table:table-cell office:value-type="float" office:value="21.1" table:style-name="ce4">
            <text:p>21,1</text:p>
          </table:table-cell>
          <table:table-cell table:number-columns-repeated="14" table:style-name="ce1"/>
          <table:table-cell table:number-columns-repeated="21" table:style-name="ce4"/>
          <table:table-cell office:value-type="float" office:value="5.6999999999970896" table:style-name="ce4">
            <text:p>5,7</text:p>
          </table:table-cell>
          <table:table-cell table:number-columns-repeated="13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2.600000000005799" table:style-name="ce4">
            <text:p>12,6</text:p>
          </table:table-cell>
          <table:table-cell office:value-type="float" office:value="4.0999999999985501" table:style-name="ce4">
            <text:p>4,1</text:p>
          </table:table-cell>
          <table:table-cell table:number-columns-repeated="5" table:style-name="ce4"/>
          <table:table-cell office:value-type="float" office:value="3.7999999999992702" table:style-name="ce4">
            <text:p>3,8</text:p>
          </table:table-cell>
          <table:table-cell table:style-name="ce4"/>
          <table:table-cell table:style-name="ce1"/>
          <table:table-cell office:value-type="float" office:value="2.2999999999999998" table:style-name="ce4">
            <text:p>2,3</text:p>
          </table:table-cell>
          <table:table-cell office:value-type="float" office:value="3.0999999999985399" table:style-name="ce4">
            <text:p>3,1</text:p>
          </table:table-cell>
          <table:table-cell table:number-columns-repeated="3" table:style-name="ce4"/>
          <table:table-cell office:value-type="float" office:value="22.2" table:style-name="ce3">
            <text:p>22,2</text:p>
          </table:table-cell>
          <table:table-cell table:number-columns-repeated="3" table:style-name="ce4"/>
          <table:table-cell office:value-type="float" office:value="14.8" table:style-name="ce3">
            <text:p>14,8</text:p>
          </table:table-cell>
          <table:table-cell table:number-columns-repeated="4" table:style-name="ce4"/>
          <table:table-cell table:style-name="ce1"/>
          <table:table-cell table:style-name="ce4"/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1.8" table:style-name="ce3">
            <text:p>1,8</text:p>
          </table:table-cell>
          <table:table-cell office:value-type="float" office:value="0.1" table:style-name="ce3">
            <text:p>0,1</text:p>
          </table:table-cell>
          <table:table-cell table:number-columns-repeated="12" table:style-name="ce1"/>
          <table:table-cell office:value-type="float" office:value="0.1" table:style-name="ce1">
            <text:p>0,1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26.5" table:style-name="ce1">
            <text:p>26,5</text:p>
          </table:table-cell>
          <table:table-cell table:number-columns-repeated="2" table:style-name="ce6"/>
          <table:table-cell table:style-name="ce1"/>
          <table:table-cell table:style-name="ce5"/>
          <table:table-cell office:value-type="float" office:value="0.3" table:style-name="ce1">
            <text:p>0,3</text:p>
          </table:table-cell>
          <table:table-cell table:number-columns-repeated="7" table:style-name="ce1"/>
          <table:table-cell office:value-type="float" office:value="27" table:style-name="ce3">
            <text:p>27</text:p>
          </table:table-cell>
          <table:table-cell table:number-columns-repeated="16263"/>
        </table:table-row>
        <table:table-row table:style-name="ro1">
          <table:table-cell office:value-type="float" office:value="28" table:style-name="ce3">
            <text:p>28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0.2" table:style-name="ce4">
            <text:p>0,2</text:p>
          </table:table-cell>
          <table:table-cell table:number-columns-repeated="19" table:style-name="ce1"/>
          <table:table-cell table:number-columns-repeated="4" table:style-name="ce4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number-columns-repeated="6" table:style-name="ce4"/>
          <table:table-cell office:value-type="float" office:value="8.5" table:style-name="ce4">
            <text:p>8,5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table:number-columns-repeated="3" table:style-name="ce4"/>
          <table:table-cell office:value-type="float" office:value="6.6999999999970896" table:style-name="ce4">
            <text:p>6,7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table:number-columns-repeated="4" table:style-name="ce4"/>
          <table:table-cell table:style-name="ce1"/>
          <table:table-cell office:value-type="float" office:value="12.5" table:style-name="ce4">
            <text:p>12,5</text:p>
          </table:table-cell>
          <table:table-cell table:number-columns-repeated="6" table:style-name="ce4"/>
          <table:table-cell office:value-type="float" office:value="5.9000000000014596" table:style-name="ce4">
            <text:p>5,9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18.199999999982499" table:style-name="ce4">
            <text:p>18,2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table:number-columns-repeated="2" table:style-name="ce4"/>
          <table:table-cell office:value-type="float" office:value="4.5" table:style-name="ce3">
            <text:p>4,5</text:p>
          </table:table-cell>
          <table:table-cell office:value-type="float" office:value="1.4" table:style-name="ce4">
            <text:p>1,4</text:p>
          </table:table-cell>
          <table:table-cell office:value-type="float" office:value="13.8" table:style-name="ce4">
            <text:p>13,8</text:p>
          </table:table-cell>
          <table:table-cell table:number-columns-repeated="4" table:style-name="ce4"/>
          <table:table-cell office:value-type="float" office:value="13.2" table:style-name="ce3">
            <text:p>13,2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0.6" table:style-name="ce3">
            <text:p>0,6</text:p>
          </table:table-cell>
          <table:table-cell table:number-columns-repeated="5" table:style-name="ce1"/>
          <table:table-cell office:value-type="float" office:value="37.299999999999997" table:style-name="ce3">
            <text:p>37,3</text:p>
          </table:table-cell>
          <table:table-cell table:style-name="ce1"/>
          <table:table-cell office:value-type="float" office:value="9.4" table:style-name="ce1">
            <text:p>9,4</text:p>
          </table:table-cell>
          <table:table-cell table:number-columns-repeated="7" table:style-name="ce1"/>
          <table:table-cell office:value-type="float" office:value="31.2" table:style-name="ce1">
            <text:p>31,2</text:p>
          </table:table-cell>
          <table:table-cell table:number-columns-repeated="2" table:style-name="ce6"/>
          <table:table-cell table:style-name="ce1"/>
          <table:table-cell table:style-name="ce5"/>
          <table:table-cell office:value-type="float" office:value="3.2" table:style-name="ce1">
            <text:p>3,2</text:p>
          </table:table-cell>
          <table:table-cell table:number-columns-repeated="7" table:style-name="ce1"/>
          <table:table-cell office:value-type="float" office:value="28" table:style-name="ce3">
            <text:p>28</text:p>
          </table:table-cell>
          <table:table-cell table:number-columns-repeated="16263"/>
        </table:table-row>
        <table:table-row table:style-name="ro1">
          <table:table-cell office:value-type="float" office:value="29" table:style-name="ce3">
            <text:p>29</text:p>
          </table:table-cell>
          <table:table-cell table:number-columns-repeated="4" table:style-name="ce1"/>
          <table:table-cell office:value-type="float" office:value="1.6" table:style-name="ce4">
            <text:p>1,6</text:p>
          </table:table-cell>
          <table:table-cell table:number-columns-repeated="17" table:style-name="ce1"/>
          <table:table-cell table:number-columns-repeated="9" table:style-name="ce4"/>
          <table:table-cell office:value-type="float" office:value="22.699999999982499" table:style-name="ce4">
            <text:p>22,7</text:p>
          </table:table-cell>
          <table:table-cell table:number-columns-repeated="3" table:style-name="ce4"/>
          <table:table-cell office:value-type="float" office:value="2.5999999999985399" table:style-name="ce4">
            <text:p>2,6</text:p>
          </table:table-cell>
          <table:table-cell table:number-columns-repeated="24" table:style-name="ce4"/>
          <table:table-cell office:value-type="float" office:value="8.6000000000058208" table:style-name="ce4">
            <text:p>8,6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6.5999999999985501" table:style-name="ce4">
            <text:p>6,6</text:p>
          </table:table-cell>
          <table:table-cell table:number-columns-repeated="2" table:style-name="ce4"/>
          <table:table-cell office:value-type="float" office:value="7.8000000000029104" table:style-name="ce4">
            <text:p>7,8</text:p>
          </table:table-cell>
          <table:table-cell office:value-type="float" office:value="5.7" table:style-name="ce4">
            <text:p>5,7</text:p>
          </table:table-cell>
          <table:table-cell table:number-columns-repeated="8" table:style-name="ce4"/>
          <table:table-cell office:value-type="float" office:value="5.7" table:style-name="ce3">
            <text:p>5,7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8" table:style-name="ce1"/>
          <table:table-cell office:value-type="float" office:value="11.5" table:style-name="ce3">
            <text:p>11,5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6" table:style-name="ce1"/>
          <table:table-cell office:value-type="float" office:value="0.2" table:style-name="ce1">
            <text:p>0,2</text:p>
          </table:table-cell>
          <table:table-cell table:number-columns-repeated="2" table:style-name="ce6"/>
          <table:table-cell table:style-name="ce1"/>
          <table:table-cell table:style-name="ce5"/>
          <table:table-cell office:value-type="float" office:value="0.3" table:style-name="ce1">
            <text:p>0,3</text:p>
          </table:table-cell>
          <table:table-cell table:number-columns-repeated="7" table:style-name="ce1"/>
          <table:table-cell office:value-type="float" office:value="29" table:style-name="ce3">
            <text:p>29</text:p>
          </table:table-cell>
          <table:table-cell table:number-columns-repeated="16263"/>
        </table:table-row>
        <table:table-row table:style-name="ro1">
          <table:table-cell office:value-type="float" office:value="30" table:style-name="ce3">
            <text:p>30</text:p>
          </table:table-cell>
          <table:table-cell table:number-columns-repeated="4" table:style-name="ce1"/>
          <table:table-cell office:value-type="float" office:value="0.9" table:style-name="ce4">
            <text:p>0,9</text:p>
          </table:table-cell>
          <table:table-cell table:number-columns-repeated="5" table:style-name="ce1"/>
          <table:table-cell office:value-type="float" office:value="27.1" table:style-name="ce4">
            <text:p>27,1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table:number-columns-repeated="5" table:style-name="ce1"/>
          <table:table-cell office:value-type="float" office:value="0.4" table:style-name="ce4">
            <text:p>0,4</text:p>
          </table:table-cell>
          <table:table-cell table:style-name="ce1"/>
          <table:table-cell table:number-columns-repeated="9" table:style-name="ce4"/>
          <table:table-cell office:value-type="float" office:value="1.6999999999989099" table:style-name="ce4">
            <text:p>1,7</text:p>
          </table:table-cell>
          <table:table-cell table:number-columns-repeated="11" table:style-name="ce4"/>
          <table:table-cell office:value-type="float" office:value="22.899999999994201" table:style-name="ce4">
            <text:p>22,9</text:p>
          </table:table-cell>
          <table:table-cell table:number-columns-repeated="13" table:style-name="ce4"/>
          <table:table-cell office:value-type="float" office:value="0" table:style-name="ce4">
            <text:p>0,0</text:p>
          </table:table-cell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23.299999999988401" table:style-name="ce4">
            <text:p>23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27.399999999994201" table:style-name="ce4">
            <text:p>27,4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4.4000000000014596" table:style-name="ce4">
            <text:p>4,4</text:p>
          </table:table-cell>
          <table:table-cell table:style-name="ce4"/>
          <table:table-cell office:value-type="float" office:value="0.7" table:style-name="ce4">
            <text:p>0,7</text:p>
          </table:table-cell>
          <table:table-cell table:style-name="ce1"/>
          <table:table-cell table:style-name="ce4"/>
          <table:table-cell table:number-columns-repeated="8" table:style-name="ce1"/>
          <table:table-cell office:value-type="float" office:value="4.4000000000000004" table:style-name="ce3">
            <text:p>4,4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17.5" table:style-name="ce4">
            <text:p>17,5</text:p>
          </table:table-cell>
          <table:table-cell table:number-columns-repeated="19" table:style-name="ce1"/>
          <table:table-cell table:number-columns-repeated="2"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30" table:style-name="ce3">
            <text:p>30</text:p>
          </table:table-cell>
          <table:table-cell table:number-columns-repeated="16263"/>
        </table:table-row>
        <table:table-row table:style-name="ro1">
          <table:table-cell office:value-type="float" office:value="31" table:style-name="ce3">
            <text:p>31</text:p>
          </table:table-cell>
          <table:table-cell table:style-name="ce1"/>
          <table:table-cell office:value-type="float" office:value="6.8" table:style-name="ce4">
            <text:p>6,8</text:p>
          </table:table-cell>
          <table:table-cell office:value-type="float" office:value="0.5" table:style-name="ce4">
            <text:p>0,5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35.1" table:style-name="ce4">
            <text:p>35,1</text:p>
          </table:table-cell>
          <table:table-cell table:number-columns-repeated="11" table:style-name="ce1"/>
          <table:table-cell table:number-columns-repeated="6" table:style-name="ce4"/>
          <table:table-cell office:value-type="float" office:value="3.2999999999992702" table:style-name="ce4">
            <text:p>3,3</text:p>
          </table:table-cell>
          <table:table-cell table:number-columns-repeated="4" table:style-name="ce4"/>
          <table:table-cell office:value-type="float" office:value="2.1999999999970901" table:style-name="ce4">
            <text:p>2,2</text:p>
          </table:table-cell>
          <table:table-cell table:number-columns-repeated="14" table:style-name="ce4"/>
          <table:table-cell office:value-type="float" office:value="1.29999999999927" table:style-name="ce4">
            <text:p>1,3</text:p>
          </table:table-cell>
          <table:table-cell table:number-columns-repeated="9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3.9000000000014601" table:style-name="ce4">
            <text:p>3,9</text:p>
          </table:table-cell>
          <table:table-cell office:value-type="float" office:value="0.100000000000023" table:style-name="ce4">
            <text:p>0,1</text:p>
          </table:table-cell>
          <table:table-cell table:number-columns-repeated="12" table:style-name="ce4"/>
          <table:table-cell office:value-type="float" office:value="13.7" table:style-name="ce3">
            <text:p>13,7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9" table:style-name="ce1"/>
          <table:table-cell office:value-type="float" office:value="0.8" table:style-name="ce3">
            <text:p>0,8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table:number-columns-repeated="5" table:style-name="ce1"/>
          <table:table-cell table:number-columns-repeated="2" table:style-name="ce6"/>
          <table:table-cell table:style-name="ce1"/>
          <table:table-cell table:style-name="ce5"/>
          <table:table-cell table:number-columns-repeated="8" table:style-name="ce1"/>
          <table:table-cell office:value-type="float" office:value="31" table:style-name="ce3">
            <text:p>31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29.4" table:style-name="ce4">
            <text:p>29,4</text:p>
          </table:table-cell>
          <table:table-cell office:value-type="float" office:value="27.7" table:style-name="ce4">
            <text:p>27,7</text:p>
          </table:table-cell>
          <table:table-cell office:value-type="float" office:value="64.900000000000006" table:style-name="ce4">
            <text:p>64,9</text:p>
          </table:table-cell>
          <table:table-cell office:value-type="float" office:value="4" table:style-name="ce4">
            <text:p>4,0</text:p>
          </table:table-cell>
          <table:table-cell office:value-type="float" office:value="2.5" table:style-name="ce4">
            <text:p>2,5</text:p>
          </table:table-cell>
          <table:table-cell office:value-type="float" office:value="0.8" table:style-name="ce4">
            <text:p>0,8</text:p>
          </table:table-cell>
          <table:table-cell office:value-type="float" office:value="68.5" table:style-name="ce4">
            <text:p>68,5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20.5" table:style-name="ce4">
            <text:p>20,5</text:p>
          </table:table-cell>
          <table:table-cell office:value-type="float" office:value="1.6" table:style-name="ce4">
            <text:p>1,6</text:p>
          </table:table-cell>
          <table:table-cell office:value-type="float" office:value="63.3" table:style-name="ce4">
            <text:p>63,3</text:p>
          </table:table-cell>
          <table:table-cell office:value-type="float" office:value="33.299999999999997" table:style-name="ce4">
            <text:p>33,3</text:p>
          </table:table-cell>
          <table:table-cell office:value-type="float" office:value="5.9" table:style-name="ce4">
            <text:p>5,9</text:p>
          </table:table-cell>
          <table:table-cell office:value-type="float" office:value="44.9" table:style-name="ce4">
            <text:p>44,9</text:p>
          </table:table-cell>
          <table:table-cell office:value-type="float" office:value="103.8" table:style-name="ce4">
            <text:p>103,8</text:p>
          </table:table-cell>
          <table:table-cell office:value-type="float" office:value="67.3" table:style-name="ce4">
            <text:p>67,3</text:p>
          </table:table-cell>
          <table:table-cell office:value-type="float" office:value="0" table:style-name="ce4">
            <text:p>0,0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2.5" table:style-name="ce4">
            <text:p>2,5</text:p>
          </table:table-cell>
          <table:table-cell office:value-type="float" office:value="0.4" table:style-name="ce4">
            <text:p>0,4</text:p>
          </table:table-cell>
          <table:table-cell office:value-type="float" office:value="69.599999999999994" table:style-name="ce4">
            <text:p>69,6</text:p>
          </table:table-cell>
          <table:table-cell office:value-type="float" office:value="54.999999999999098" table:style-name="ce4">
            <text:p>55,0</text:p>
          </table:table-cell>
          <table:table-cell office:value-type="float" office:value="25.699999999991299" table:style-name="ce4">
            <text:p>25,7</text:p>
          </table:table-cell>
          <table:table-cell office:value-type="float" office:value="134.999999999941" table:style-name="ce4">
            <text:p>135,0</text:p>
          </table:table-cell>
          <table:table-cell office:value-type="float" office:value="10.699999999995301" table:style-name="ce4">
            <text:p>10,7</text:p>
          </table:table-cell>
          <table:table-cell office:value-type="float" office:value="31.299999999999301" table:style-name="ce4">
            <text:p>31,3</text:p>
          </table:table-cell>
          <table:table-cell office:value-type="float" office:value="12.6999999999971" table:style-name="ce4">
            <text:p>12,7</text:p>
          </table:table-cell>
          <table:table-cell office:value-type="float" office:value="20.199999999995299" table:style-name="ce4">
            <text:p>20,2</text:p>
          </table:table-cell>
          <table:table-cell office:value-type="float" office:value="59.199999999966202" table:style-name="ce4">
            <text:p>59,2</text:p>
          </table:table-cell>
          <table:table-cell office:value-type="float" office:value="11.1999999999971" table:style-name="ce4">
            <text:p>11,2</text:p>
          </table:table-cell>
          <table:table-cell office:value-type="float" office:value="40.399999999966901" table:style-name="ce4">
            <text:p>40,4</text:p>
          </table:table-cell>
          <table:table-cell office:value-type="float" office:value="32.199999999974303" table:style-name="ce4">
            <text:p>32,2</text:p>
          </table:table-cell>
          <table:table-cell office:value-type="float" office:value="67.999999999956401" table:style-name="ce4">
            <text:p>68,0</text:p>
          </table:table-cell>
          <table:table-cell office:value-type="float" office:value="3.8999999999996402" table:style-name="ce4">
            <text:p>3,9</text:p>
          </table:table-cell>
          <table:table-cell office:value-type="float" office:value="18.899999999995099" table:style-name="ce4">
            <text:p>18,9</text:p>
          </table:table-cell>
          <table:table-cell office:value-type="float" office:value="1.5999999999981001" table:style-name="ce4">
            <text:p>1,6</text:p>
          </table:table-cell>
          <table:table-cell office:value-type="float" office:value="98.199999999989799" table:style-name="ce4">
            <text:p>98,2</text:p>
          </table:table-cell>
          <table:table-cell office:value-type="float" office:value="17.5" table:style-name="ce4">
            <text:p>17,5</text:p>
          </table:table-cell>
          <table:table-cell office:value-type="float" office:value="171.19999999980999" table:style-name="ce4">
            <text:p>171,2</text:p>
          </table:table-cell>
          <table:table-cell office:value-type="float" office:value="13.699999999999401" table:style-name="ce4">
            <text:p>13,7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4.699999999998" table:style-name="ce4">
            <text:p>4,7</text:p>
          </table:table-cell>
          <table:table-cell office:value-type="float" office:value="62.699999999986197" table:style-name="ce4">
            <text:p>62,7</text:p>
          </table:table-cell>
          <table:table-cell office:value-type="float" office:value="8.3999999999978208" table:style-name="ce4">
            <text:p>8,4</text:p>
          </table:table-cell>
          <table:table-cell office:value-type="float" office:value="2.5999999999967298" table:style-name="ce4">
            <text:p>2,6</text:p>
          </table:table-cell>
          <table:table-cell office:value-type="float" office:value="5.6999999999939099" table:style-name="ce4">
            <text:p>5,7</text:p>
          </table:table-cell>
          <table:table-cell office:value-type="float" office:value="57.099999999963998" table:style-name="ce4">
            <text:p>57,1</text:p>
          </table:table-cell>
          <table:table-cell office:value-type="float" office:value="16.399999999995998" table:style-name="ce4">
            <text:p>16,4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38.599999999976802" table:style-name="ce4">
            <text:p>38,6</text:p>
          </table:table-cell>
          <table:table-cell office:value-type="float" office:value="16.399999999994201" table:style-name="ce4">
            <text:p>16,4</text:p>
          </table:table-cell>
          <table:table-cell office:value-type="float" office:value="12.200000000000699" table:style-name="ce4">
            <text:p>12,2</text:p>
          </table:table-cell>
          <table:table-cell office:value-type="float" office:value="46.599999999998502" table:style-name="ce4">
            <text:p>46,6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3.9000000000014601" table:style-name="ce4">
            <text:p>3,9</text:p>
          </table:table-cell>
          <table:table-cell office:value-type="float" office:value="1.99999999999966" table:style-name="ce4">
            <text:p>2,0</text:p>
          </table:table-cell>
          <table:table-cell office:value-type="float" office:value="25.700000000005801" table:style-name="ce4">
            <text:p>25,7</text:p>
          </table:table-cell>
          <table:table-cell office:value-type="float" office:value="4.7999999999992697" table:style-name="ce4">
            <text:p>4,8</text:p>
          </table:table-cell>
          <table:table-cell office:value-type="float" office:value="1.9000000000000901" table:style-name="ce4">
            <text:p>1,9</text:p>
          </table:table-cell>
          <table:table-cell office:value-type="float" office:value="64.799999999993204" table:style-name="ce4">
            <text:p>64,8</text:p>
          </table:table-cell>
          <table:table-cell office:value-type="float" office:value="13.100000000005901" table:style-name="ce4">
            <text:p>13,1</text:p>
          </table:table-cell>
          <table:table-cell office:value-type="float" office:value="42.200000000011698" table:style-name="ce4">
            <text:p>42,2</text:p>
          </table:table-cell>
          <table:table-cell office:value-type="float" office:value="12.4000000000051" table:style-name="ce4">
            <text:p>12,4</text:p>
          </table:table-cell>
          <table:table-cell office:value-type="float" office:value="47.399999999988999" table:style-name="ce4">
            <text:p>47,4</text:p>
          </table:table-cell>
          <table:table-cell office:value-type="float" office:value="99.100000000005807" table:style-name="ce4">
            <text:p>99,1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85.999999999980105" table:style-name="ce4">
            <text:p>86,0</text:p>
          </table:table-cell>
          <table:table-cell office:value-type="float" office:value="14.8000000000026" table:style-name="ce4">
            <text:p>14,8</text:p>
          </table:table-cell>
          <table:table-cell office:value-type="float" office:value="57.900000000016199" table:style-name="ce4">
            <text:p>57,9</text:p>
          </table:table-cell>
          <table:table-cell office:value-type="float" office:value="61.900000000019702" table:style-name="ce4">
            <text:p>61,9</text:p>
          </table:table-cell>
          <table:table-cell office:value-type="float" office:value="25.4" table:style-name="ce4">
            <text:p>25,4</text:p>
          </table:table-cell>
          <table:table-cell office:value-type="float" office:value="32.299999999970602" table:style-name="ce4">
            <text:p>32,3</text:p>
          </table:table-cell>
          <table:table-cell office:value-type="float" office:value="47.4" table:style-name="ce4">
            <text:p>47,4</text:p>
          </table:table-cell>
          <table:table-cell office:value-type="float" office:value="2.9" table:style-name="ce3">
            <text:p>2,9</text:p>
          </table:table-cell>
          <table:table-cell office:value-type="float" office:value="101.3" table:style-name="ce3">
            <text:p>101,3</text:p>
          </table:table-cell>
          <table:table-cell office:value-type="float" office:value="32.6" table:style-name="ce3">
            <text:p>32,6</text:p>
          </table:table-cell>
          <table:table-cell office:value-type="float" office:value="3.3" table:style-name="ce4">
            <text:p>3,3</text:p>
          </table:table-cell>
          <table:table-cell office:value-type="float" office:value="5.0999999999999996" table:style-name="ce3">
            <text:p>5,1</text:p>
          </table:table-cell>
          <table:table-cell office:value-type="float" office:value="62.1" table:style-name="ce4">
            <text:p>62,1</text:p>
          </table:table-cell>
          <table:table-cell office:value-type="float" office:value="67.7" table:style-name="ce3">
            <text:p>67,7</text:p>
          </table:table-cell>
          <table:table-cell office:value-type="float" office:value="6.9" table:style-name="ce3">
            <text:p>6,9</text:p>
          </table:table-cell>
          <table:table-cell office:value-type="float" office:value="28.8" table:style-name="ce3">
            <text:p>28,8</text:p>
          </table:table-cell>
          <table:table-cell office:value-type="float" office:value="88.8" table:style-name="ce4">
            <text:p>88,8</text:p>
          </table:table-cell>
          <table:table-cell office:value-type="float" office:value="0" table:style-name="ce4">
            <text:p>0,0</text:p>
          </table:table-cell>
          <table:table-cell office:value-type="float" office:value="78.5" table:style-name="ce4">
            <text:p>78,5</text:p>
          </table:table-cell>
          <table:table-cell office:value-type="float" office:value="37.4" table:style-name="ce4">
            <text:p>37,4</text:p>
          </table:table-cell>
          <table:table-cell office:value-type="float" office:value="29.7" table:style-name="ce4">
            <text:p>29,7</text:p>
          </table:table-cell>
          <table:table-cell office:value-type="float" office:value="7.5" table:style-name="ce4">
            <text:p>7,5</text:p>
          </table:table-cell>
          <table:table-cell office:value-type="float" office:value="12.3" table:style-name="ce4">
            <text:p>12,3</text:p>
          </table:table-cell>
          <table:table-cell office:value-type="float" office:value="20.8" table:style-name="ce4">
            <text:p>20,8</text:p>
          </table:table-cell>
          <table:table-cell office:value-type="float" office:value="5" table:style-name="ce4">
            <text:p>5,0</text:p>
          </table:table-cell>
          <table:table-cell office:value-type="float" office:value="25.8" table:style-name="ce4">
            <text:p>25,8</text:p>
          </table:table-cell>
          <table:table-cell office:value-type="float" office:value="29.9" table:style-name="ce4">
            <text:p>29,9</text:p>
          </table:table-cell>
          <table:table-cell office:value-type="float" office:value="1.4" table:style-name="ce4">
            <text:p>1,4</text:p>
          </table:table-cell>
          <table:table-cell office:value-type="float" office:value="11.9" table:style-name="ce4">
            <text:p>11,9</text:p>
          </table:table-cell>
          <table:table-cell office:value-type="float" office:value="61" table:style-name="ce4">
            <text:p>61,0</text:p>
          </table:table-cell>
          <table:table-cell office:value-type="float" office:value="37.4" table:style-name="ce4">
            <text:p>37,4</text:p>
          </table:table-cell>
          <table:table-cell office:value-type="float" office:value="85.7" table:style-name="ce4">
            <text:p>85,7</text:p>
          </table:table-cell>
          <table:table-cell office:value-type="float" office:value="13.8" table:style-name="ce1">
            <text:p>13,8</text:p>
          </table:table-cell>
          <table:table-cell office:value-type="float" office:value="1.2" table:style-name="ce1">
            <text:p>1,2</text:p>
          </table:table-cell>
          <table:table-cell office:value-type="float" office:value="2.1" table:style-name="ce1">
            <text:p>2,1</text:p>
          </table:table-cell>
          <table:table-cell office:value-type="float" office:value="80.2" table:style-name="ce1">
            <text:p>80,2</text:p>
          </table:table-cell>
          <table:table-cell office:value-type="float" office:value="0" table:style-name="ce5">
            <text:p>0,0</text:p>
          </table:table-cell>
          <table:table-cell office:value-type="float" office:value="11.6" table:style-name="ce5">
            <text:p>11,6</text:p>
          </table:table-cell>
          <table:table-cell office:value-type="float" office:value="130.80000000000001" table:style-name="ce5">
            <text:p>130,8</text:p>
          </table:table-cell>
          <table:table-cell office:value-type="float" office:value="258.89999999999998" table:style-name="ce1">
            <text:p>258,9</text:p>
          </table:table-cell>
          <table:table-cell office:value-type="float" office:value="55.3" table:style-name="ce1">
            <text:p>55,3</text:p>
          </table:table-cell>
          <table:table-cell office:value-type="float" office:value="0.8" table:formula="of:=SUM([.DF2:.DF32])" table:style-name="ce1">
            <text:p>0,8</text:p>
          </table:table-cell>
          <table:table-cell office:value-type="float" office:value="16" table:formula="of:=SUM([.DG2:.DG32])" table:style-name="ce1">
            <text:p>16</text:p>
          </table:table-cell>
          <table:table-cell office:value-type="float" office:value="53.3" table:formula="of:=SUM([.DH2:.DH32])" table:style-name="ce1">
            <text:p>53,3</text:p>
          </table:table-cell>
          <table:table-cell office:value-type="float" office:value="8.6999999999999993" table:formula="of:=SUM([.DI2:.DI32])" table:style-name="ce1">
            <text:p>8,7</text:p>
          </table:table-cell>
          <table:table-cell office:value-type="float" office:value="0" table:formula="of:=SUM([.DJ2:.DJ32])" table:style-name="ce1">
            <text:p>0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3" table:style-name="ce8">
            <text:p>13</text:p>
          </table:table-cell>
          <table:table-cell office:value-type="float" office:value="9" table:style-name="ce8">
            <text:p>9</text:p>
          </table:table-cell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8" table:style-name="ce8">
            <text:p>18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3" table:formula="of:=31- COUNTBLANK([.DF2:.DF32])" table:style-name="ce1">
            <text:p>3</text:p>
          </table:table-cell>
          <table:table-cell office:value-type="float" office:value="7" table:formula="of:=31- COUNTBLANK([.DG2:.DG32])" table:style-name="ce1">
            <text:p>7</text:p>
          </table:table-cell>
          <table:table-cell office:value-type="float" office:value="3" table:formula="of:=31- COUNTBLANK([.DH2:.DH32])" table:style-name="ce1">
            <text:p>3</text:p>
          </table:table-cell>
          <table:table-cell office:value-type="float" office:value="7" table:formula="of:=31- COUNTBLANK([.DI2:.DI32])" table:style-name="ce1">
            <text:p>7</text:p>
          </table:table-cell>
          <table:table-cell office:value-type="float" office:value="0" table:formula="of:=31- COUNTBLANK([.DJ2:.DJ32])" table:style-name="ce1">
            <text:p>0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1" table:style-name="ce1"/>
          <table:table-cell office:value-type="string" table:style-name="ce2">
            <text:p>KAR.GUN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3.8" table:style-name="ce4">
            <text:p>13,8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45.5" table:style-name="ce4">
            <text:p>45,5</text:p>
          </table:table-cell>
          <table:table-cell office:value-type="float" office:value="3.1" table:style-name="ce4">
            <text:p>3,1</text:p>
          </table:table-cell>
          <table:table-cell office:value-type="float" office:value="1.6" table:style-name="ce4">
            <text:p>1,6</text:p>
          </table:table-cell>
          <table:table-cell office:value-type="float" office:value="0.8" table:style-name="ce4">
            <text:p>0,8</text:p>
          </table:table-cell>
          <table:table-cell office:value-type="float" office:value="41.7" table:style-name="ce4">
            <text:p>41,7</text:p>
          </table:table-cell>
          <table:table-cell office:value-type="float" office:value="21.1" table:style-name="ce4">
            <text:p>21,1</text:p>
          </table:table-cell>
          <table:table-cell office:value-type="float" office:value="7.4" table:style-name="ce4">
            <text:p>7,4</text:p>
          </table:table-cell>
          <table:table-cell office:value-type="float" office:value="1.4" table:style-name="ce4">
            <text:p>1,4</text:p>
          </table:table-cell>
          <table:table-cell office:value-type="float" office:value="35.1" table:style-name="ce4">
            <text:p>35,1</text:p>
          </table:table-cell>
          <table:table-cell office:value-type="float" office:value="18.8" table:style-name="ce4">
            <text:p>18,8</text:p>
          </table:table-cell>
          <table:table-cell office:value-type="float" office:value="5.7" table:style-name="ce4">
            <text:p>5,7</text:p>
          </table:table-cell>
          <table:table-cell office:value-type="float" office:value="30.9" table:style-name="ce4">
            <text:p>30,9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46" table:style-name="ce4">
            <text:p>46,0</text:p>
          </table:table-cell>
          <table:table-cell office:value-type="float" office:value="0" table:style-name="ce4">
            <text:p>0,0</text:p>
          </table:table-cell>
          <table:table-cell office:value-type="float" office:value="3.8" table:style-name="ce4">
            <text:p>3,8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2.5" table:style-name="ce4">
            <text:p>2,5</text:p>
          </table:table-cell>
          <table:table-cell office:value-type="float" office:value="0.4" table:style-name="ce4">
            <text:p>0,4</text:p>
          </table:table-cell>
          <table:table-cell office:value-type="float" office:value="17.7" table:style-name="ce4">
            <text:p>17,7</text:p>
          </table:table-cell>
          <table:table-cell office:value-type="float" office:value="31.5" table:style-name="ce4">
            <text:p>31,5</text:p>
          </table:table-cell>
          <table:table-cell office:value-type="float" office:value="17.399999999994201" table:style-name="ce4">
            <text:p>17,4</text:p>
          </table:table-cell>
          <table:table-cell office:value-type="float" office:value="48.899999999965097" table:style-name="ce4">
            <text:p>48,9</text:p>
          </table:table-cell>
          <table:table-cell office:value-type="float" office:value="3.3999999999978199" table:style-name="ce4">
            <text:p>3,4</text:p>
          </table:table-cell>
          <table:table-cell office:value-type="float" office:value="14.8" table:style-name="ce4">
            <text:p>14,8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11" table:style-name="ce4">
            <text:p>11,0</text:p>
          </table:table-cell>
          <table:table-cell office:value-type="float" office:value="27.699999999982499" table:style-name="ce4">
            <text:p>27,7</text:p>
          </table:table-cell>
          <table:table-cell office:value-type="float" office:value="11.1999999999971" table:style-name="ce4">
            <text:p>11,2</text:p>
          </table:table-cell>
          <table:table-cell office:value-type="float" office:value="22.699999999982499" table:style-name="ce4">
            <text:p>22,7</text:p>
          </table:table-cell>
          <table:table-cell office:value-type="float" office:value="17.599999999976699" table:style-name="ce4">
            <text:p>17,6</text:p>
          </table:table-cell>
          <table:table-cell office:value-type="float" office:value="32.899999999965097" table:style-name="ce4">
            <text:p>32,9</text:p>
          </table:table-cell>
          <table:table-cell office:value-type="float" office:value="2.5" table:style-name="ce4">
            <text:p>2,5</text:p>
          </table:table-cell>
          <table:table-cell office:value-type="float" office:value="8.5" table:style-name="ce4">
            <text:p>8,5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59" table:style-name="ce4">
            <text:p>59,0</text:p>
          </table:table-cell>
          <table:table-cell office:value-type="float" office:value="17.5" table:style-name="ce4">
            <text:p>17,5</text:p>
          </table:table-cell>
          <table:table-cell office:value-type="float" office:value="165.79999999981399" table:style-name="ce4">
            <text:p>165,8</text:p>
          </table:table-cell>
          <table:table-cell office:value-type="float" office:value="12.5" table:style-name="ce4">
            <text:p>12,5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4.0999999999985501" table:style-name="ce4">
            <text:p>4,1</text:p>
          </table:table-cell>
          <table:table-cell office:value-type="float" office:value="24.5" table:style-name="ce4">
            <text:p>24,5</text:p>
          </table:table-cell>
          <table:table-cell office:value-type="float" office:value="6" table:style-name="ce4">
            <text:p>6,0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5.3999999999941801" table:style-name="ce4">
            <text:p>5,4</text:p>
          </table:table-cell>
          <table:table-cell office:value-type="float" office:value="21.399999999994201" table:style-name="ce4">
            <text:p>21,4</text:p>
          </table:table-cell>
          <table:table-cell office:value-type="float" office:value="8.6999999999970896" table:style-name="ce4">
            <text:p>8,7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25.799999999988401" table:style-name="ce4">
            <text:p>25,8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5.6999999999970896" table:style-name="ce4">
            <text:p>5,7</text:p>
          </table:table-cell>
          <table:table-cell office:value-type="float" office:value="15.5" table:style-name="ce4">
            <text:p>15,5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2.4000000000014601" table:style-name="ce4">
            <text:p>2,4</text:p>
          </table:table-cell>
          <table:table-cell office:value-type="float" office:value="1.89999999999964" table:style-name="ce4">
            <text:p>1,9</text:p>
          </table:table-cell>
          <table:table-cell office:value-type="float" office:value="13.5" table:style-name="ce4">
            <text:p>13,5</text:p>
          </table:table-cell>
          <table:table-cell office:value-type="float" office:value="3.0999999999985399" table:style-name="ce4">
            <text:p>3,1</text:p>
          </table:table-cell>
          <table:table-cell office:value-type="float" office:value="1.5" table:style-name="ce4">
            <text:p>1,5</text:p>
          </table:table-cell>
          <table:table-cell office:value-type="float" office:value="22.299999999988401" table:style-name="ce4">
            <text:p>22,3</text:p>
          </table:table-cell>
          <table:table-cell office:value-type="float" office:value="12.600000000005799" table:style-name="ce4">
            <text:p>12,6</text:p>
          </table:table-cell>
          <table:table-cell office:value-type="float" office:value="23.700000000011599" table:style-name="ce4">
            <text:p>23,7</text:p>
          </table:table-cell>
          <table:table-cell office:value-type="float" office:value="8.6000000000058208" table:style-name="ce4">
            <text:p>8,6</text:p>
          </table:table-cell>
          <table:table-cell office:value-type="float" office:value="23.299999999988401" table:style-name="ce4">
            <text:p>23,3</text:p>
          </table:table-cell>
          <table:table-cell office:value-type="float" office:value="71.5" table:style-name="ce4">
            <text:p>71,5</text:p>
          </table:table-cell>
          <table:table-cell office:value-type="float" office:value="4.0999999999985501" table:style-name="ce4">
            <text:p>4,1</text:p>
          </table:table-cell>
          <table:table-cell office:value-type="float" office:value="28" table:style-name="ce4">
            <text:p>28,0</text:p>
          </table:table-cell>
          <table:table-cell office:value-type="float" office:value="6.4000000000014596" table:style-name="ce4">
            <text:p>6,4</text:p>
          </table:table-cell>
          <table:table-cell office:value-type="float" office:value="30.700000000011599" table:style-name="ce4">
            <text:p>30,7</text:p>
          </table:table-cell>
          <table:table-cell office:value-type="float" office:value="20.600000000005799" table:style-name="ce4">
            <text:p>20,6</text:p>
          </table:table-cell>
          <table:table-cell office:value-type="float" office:value="11" table:style-name="ce4">
            <text:p>11,0</text:p>
          </table:table-cell>
          <table:table-cell office:value-type="float" office:value="18.199999999982499" table:style-name="ce4">
            <text:p>18,2</text:p>
          </table:table-cell>
          <table:table-cell office:value-type="float" office:value="47.3" table:style-name="ce4">
            <text:p>47,3</text:p>
          </table:table-cell>
          <table:table-cell office:value-type="float" office:value="2.9" table:style-name="ce4">
            <text:p>2,9</text:p>
          </table:table-cell>
          <table:table-cell office:value-type="float" office:value="100.5" table:style-name="ce4">
            <text:p>100,5</text:p>
          </table:table-cell>
          <table:table-cell office:value-type="float" office:value="22.2" table:style-name="ce4">
            <text:p>22,2</text:p>
          </table:table-cell>
          <table:table-cell office:value-type="float" office:value="1.8" table:style-name="ce4">
            <text:p>1,8</text:p>
          </table:table-cell>
          <table:table-cell office:value-type="float" office:value="4.5" table:style-name="ce4">
            <text:p>4,5</text:p>
          </table:table-cell>
          <table:table-cell office:value-type="float" office:value="45" table:style-name="ce4">
            <text:p>45,0</text:p>
          </table:table-cell>
          <table:table-cell office:value-type="float" office:value="20.7" table:style-name="ce4">
            <text:p>20,7</text:p>
          </table:table-cell>
          <table:table-cell office:value-type="float" office:value="3.5" table:style-name="ce4">
            <text:p>3,5</text:p>
          </table:table-cell>
          <table:table-cell office:value-type="float" office:value="13.7" table:style-name="ce4">
            <text:p>13,7</text:p>
          </table:table-cell>
          <table:table-cell office:value-type="float" office:value="67.5" table:style-name="ce4">
            <text:p>67,5</text:p>
          </table:table-cell>
          <table:table-cell office:value-type="float" office:value="0" table:style-name="ce4">
            <text:p>0,0</text:p>
          </table:table-cell>
          <table:table-cell office:value-type="float" office:value="33.6" table:style-name="ce4">
            <text:p>33,6</text:p>
          </table:table-cell>
          <table:table-cell office:value-type="float" office:value="21.9" table:style-name="ce4">
            <text:p>21,9</text:p>
          </table:table-cell>
          <table:table-cell office:value-type="float" office:value="17.5" table:style-name="ce4">
            <text:p>17,5</text:p>
          </table:table-cell>
          <table:table-cell office:value-type="float" office:value="6.5" table:style-name="ce4">
            <text:p>6,5</text:p>
          </table:table-cell>
          <table:table-cell office:value-type="float" office:value="12.3" table:style-name="ce4">
            <text:p>12,3</text:p>
          </table:table-cell>
          <table:table-cell office:value-type="float" office:value="14" table:style-name="ce4">
            <text:p>14,0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22.4" table:style-name="ce4">
            <text:p>22,4</text:p>
          </table:table-cell>
          <table:table-cell office:value-type="float" office:value="24.1" table:style-name="ce4">
            <text:p>24,1</text:p>
          </table:table-cell>
          <table:table-cell office:value-type="float" office:value="1.4" table:style-name="ce4">
            <text:p>1,4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19.8" table:style-name="ce4">
            <text:p>19,8</text:p>
          </table:table-cell>
          <table:table-cell office:value-type="float" office:value="26.6" table:style-name="ce4">
            <text:p>26,6</text:p>
          </table:table-cell>
          <table:table-cell office:value-type="float" office:value="13" table:style-name="ce5">
            <text:p>13,0</text:p>
          </table:table-cell>
          <table:table-cell office:value-type="float" office:value="1" table:style-name="ce5">
            <text:p>1,0</text:p>
          </table:table-cell>
          <table:table-cell office:value-type="float" office:value="1.3" table:style-name="ce5">
            <text:p>1,3</text:p>
          </table:table-cell>
          <table:table-cell office:value-type="float" office:value="67.3" table:style-name="ce5">
            <text:p>67,3</text:p>
          </table:table-cell>
          <table:table-cell office:value-type="float" office:value="0" table:style-name="ce5">
            <text:p>0,0</text:p>
          </table:table-cell>
          <table:table-cell office:value-type="float" office:value="10.7" table:style-name="ce5">
            <text:p>10,7</text:p>
          </table:table-cell>
          <table:table-cell office:value-type="float" office:value="72.599999999999994" table:style-name="ce5">
            <text:p>72,6</text:p>
          </table:table-cell>
          <table:table-cell office:value-type="float" office:value="111.4" table:style-name="ce1">
            <text:p>111,4</text:p>
          </table:table-cell>
          <table:table-cell office:value-type="float" office:value="22.9" table:style-name="ce1">
            <text:p>22,9</text:p>
          </table:table-cell>
          <table:table-cell office:value-type="float" office:value="0.5" table:formula="of:=MAX([.DF2:.DF32])" table:style-name="ce1">
            <text:p>0,5</text:p>
          </table:table-cell>
          <table:table-cell office:value-type="float" office:value="7.6" table:formula="of:=MAX([.DG2:.DG32])" table:style-name="ce1">
            <text:p>7,6</text:p>
          </table:table-cell>
          <table:table-cell office:value-type="float" office:value="36.5" table:formula="of:=MAX([.DH2:.DH32])" table:style-name="ce1">
            <text:p>36,5</text:p>
          </table:table-cell>
          <table:table-cell office:value-type="float" office:value="3.8" table:formula="of:=MAX([.DI2:.DI32])" table:style-name="ce1">
            <text:p>3,8</text:p>
          </table:table-cell>
          <table:table-cell office:value-type="float" office:value="0" table:formula="of:=MAX([.DJ2:.DJ32])" table:style-name="ce1">
            <text:p>0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3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hatice</dc:creator>
    <dc:date>2024-04-19T07:43:18Z</dc:date>
    <meta:editing-cycles>10</meta:editing-cycles>
    <meta:editing-duration>PT5271S</meta:editing-duration>
  </office:meta>
</office:document-meta>
</file>